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3307in"/>
    </style:style>
    <style:style style:name="co2" style:family="table-column">
      <style:table-column-properties fo:break-before="auto" style:column-width="2.2701in"/>
    </style:style>
    <style:style style:name="co3" style:family="table-column">
      <style:table-column-properties fo:break-before="auto" style:column-width="25.0925in"/>
    </style:style>
    <style:style style:name="co4" style:family="table-column">
      <style:table-column-properties fo:break-before="auto" style:column-width="14.7772in"/>
    </style:style>
    <style:style style:name="co5" style:family="table-column">
      <style:table-column-properties fo:break-before="auto" style:column-width="0.8925in"/>
    </style:style>
    <style:style style:name="ro1" style:family="table-row">
      <style:table-row-properties style:row-height="0.1846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chan_agent</text:p>
          </table:table-cell>
          <table:table-cell office:value-type="string">
            <text:p>agent-alreadyon</text:p>
          </table:table-cell>
          <table:table-cell office:value-type="string">
            <text:p><text:s/>Nhân viên này đã đăng nhập vào hệ thống rồi. Xin nhập mã nhân viên của bạn, kết thúc bằng phím thăng. </text:p>
          </table:table-cell>
          <table:table-cell/>
        </table:table-row>
        <table:table-row table:style-name="ro1">
          <table:table-cell office:value-type="string">
            <text:p>chan_agent</text:p>
          </table:table-cell>
          <table:table-cell office:value-type="string">
            <text:p>agent-incorrect</text:p>
          </table:table-cell>
          <table:table-cell office:value-type="string">
            <text:p><text:s/>Sai thông tin đăng nhập. Xin nhập mã nhân viên của bạn, kết thúc bằng phím thăng. </text:p>
          </table:table-cell>
          <table:table-cell/>
        </table:table-row>
        <table:table-row table:style-name="ro1">
          <table:table-cell office:value-type="string">
            <text:p>chan_agent</text:p>
          </table:table-cell>
          <table:table-cell office:value-type="string">
            <text:p>agent-loggedoff</text:p>
          </table:table-cell>
          <table:table-cell office:value-type="string">
            <text:p><text:s/>Nhân viên đã đăng xuất.</text:p>
          </table:table-cell>
          <table:table-cell/>
        </table:table-row>
        <table:table-row table:style-name="ro1">
          <table:table-cell office:value-type="string">
            <text:p>chan_agent</text:p>
          </table:table-cell>
          <table:table-cell office:value-type="string">
            <text:p>agent-loginok</text:p>
          </table:table-cell>
          <table:table-cell office:value-type="string">
            <text:p><text:s/>Nhân viên đã đăng nhập thành công.</text:p>
          </table:table-cell>
          <table:table-cell/>
        </table:table-row>
        <table:table-row table:style-name="ro1">
          <table:table-cell office:value-type="string">
            <text:p>chan_agent</text:p>
          </table:table-cell>
          <table:table-cell office:value-type="string">
            <text:p>agent-newlocation</text:p>
          </table:table-cell>
          <table:table-cell office:value-type="string">
            <text:p><text:s/>Xin nhập số máy nhánh mới, kết thúc bằng phím thăng.</text:p>
          </table:table-cell>
          <table:table-cell/>
        </table:table-row>
        <table:table-row table:style-name="ro1">
          <table:table-cell office:value-type="string">
            <text:p>chan_agent</text:p>
          </table:table-cell>
          <table:table-cell office:value-type="string">
            <text:p>agent-pass</text:p>
          </table:table-cell>
          <table:table-cell office:value-type="string">
            <text:p><text:s/>Xin nhập mật khẩu của bạn, kết thúc bằng phím thăng.</text:p>
          </table:table-cell>
          <table:table-cell/>
        </table:table-row>
        <table:table-row table:style-name="ro1">
          <table:table-cell office:value-type="string">
            <text:p>chan_agent</text:p>
          </table:table-cell>
          <table:table-cell office:value-type="string">
            <text:p>agent-user</text:p>
          </table:table-cell>
          <table:table-cell office:value-type="string">
            <text:p><text:s/>Nhân viên đã đăng nhập. Xin hãy nhập mã nhân viên, kết thúc bằng phím thăng. </text:p>
          </table:table-cell>
          <table:table-cell/>
        </table:table-row>
        <table:table-row table:style-name="ro1">
          <table:table-cell office:value-type="string">
            <text:p>app_authenticate</text:p>
          </table:table-cell>
          <table:table-cell office:value-type="string">
            <text:p>auth-incorrect</text:p>
          </table:table-cell>
          <table:table-cell office:value-type="string">
            <text:p>Sai mật khẩu. Mời bạn nhập lại mật khẩu, kết thúc bằng phím thăng</text:p>
          </table:table-cell>
          <table:table-cell/>
        </table:table-row>
        <table:table-row table:style-name="ro1">
          <table:table-cell office:value-type="string">
            <text:p>app_authenticate</text:p>
          </table:table-cell>
          <table:table-cell office:value-type="string">
            <text:p>auth-thankyou</text:p>
          </table:table-cell>
          <table:table-cell office:value-type="string">
            <text:p>Cám ơn</text:p>
          </table:table-cell>
          <table:table-cell/>
        </table:table-row>
        <table:table-row table:style-name="ro1">
          <table:table-cell office:value-type="string">
            <text:p>app_meetme</text:p>
          </table:table-cell>
          <table:table-cell office:value-type="string">
            <text:p>conf-adminmenu</text:p>
          </table:table-cell>
          <table:table-cell office:value-type="string">
            <text:p>Nhấn 1 để tắt hoặc bật tiếng của mình, nhấn 2 để khóa hoặc mở phòng hội đàm, nhấn 3 để loại người vừa vào, nhấn 4 để tăng và 6 để giảm âm lượng phòng, nhấn 7 để tăng hoặc 9 để giảm âm lượng của mình, nhấn 8 để thoát.</text:p>
          </table:table-cell>
          <table:table-cell/>
        </table:table-row>
        <table:table-row table:style-name="ro1">
          <table:table-cell office:value-type="string">
            <text:p>app_meetme</text:p>
          </table:table-cell>
          <table:table-cell office:value-type="string">
            <text:p>conf-adminmenu-162</text:p>
          </table:table-cell>
          <table:table-cell office:value-type="string">
            <text:p>Nhấn 1 để tắt hoặc bật tiếng của mình, nhấn 2 để khóa hoặc mở phòng hội đàm, nhấn 3 để loại người vừa vào, nhấn 4 để tăng và 6 để giảm âm lượng phòng, nhấn 5 để mở rộng phòng, nhấn 7 để tăng hoặc 9 để giảm âm lượng của mình, nhấn 8 để thoát.</text:p>
          </table:table-cell>
          <table:table-cell/>
        </table:table-row>
        <table:table-row table:style-name="ro1">
          <table:table-cell office:value-type="string">
            <text:p>app_meetme</text:p>
          </table:table-cell>
          <table:table-cell office:value-type="string">
            <text:p>conf-enteringno</text:p>
          </table:table-cell>
          <table:table-cell office:value-type="string">
            <text:p>Bạn vừa vào phòng hội đàm số</text:p>
          </table:table-cell>
          <table:table-cell/>
        </table:table-row>
        <table:table-row table:style-name="ro1">
          <table:table-cell office:value-type="string">
            <text:p>app_meetme</text:p>
          </table:table-cell>
          <table:table-cell office:value-type="string">
            <text:p>conf-errormenu</text:p>
          </table:table-cell>
          <table:table-cell office:value-type="string">
            <text:p><text:s/>Lựa chọn không hợp lệ</text:p>
          </table:table-cell>
          <table:table-cell/>
        </table:table-row>
        <table:table-row table:style-name="ro1">
          <table:table-cell office:value-type="string">
            <text:p>app_meetme</text:p>
          </table:table-cell>
          <table:table-cell office:value-type="string">
            <text:p>conf-extended</text:p>
          </table:table-cell>
          <table:table-cell office:value-type="string">
            <text:p>Đã mở rộng phòng hội đàm.</text:p>
          </table:table-cell>
          <table:table-cell/>
        </table:table-row>
        <table:table-row table:style-name="ro1">
          <table:table-cell office:value-type="string">
            <text:p>app_meetme</text:p>
          </table:table-cell>
          <table:table-cell office:value-type="string">
            <text:p>conf-getchannel</text:p>
          </table:table-cell>
          <table:table-cell office:value-type="string">
            <text:p>Xin nhập số kênh, kết thúc bằng phím thăng.</text:p>
          </table:table-cell>
          <table:table-cell/>
        </table:table-row>
        <table:table-row table:style-name="ro1">
          <table:table-cell office:value-type="string">
            <text:p>app_meetme</text:p>
          </table:table-cell>
          <table:table-cell office:value-type="string">
            <text:p>conf-getconfno</text:p>
          </table:table-cell>
          <table:table-cell office:value-type="string">
            <text:p>Xin nhập số phòng hội đàm, kết thúc bằng phím thăng.</text:p>
          </table:table-cell>
          <table:table-cell/>
        </table:table-row>
        <table:table-row table:style-name="ro1">
          <table:table-cell office:value-type="string">
            <text:p>app_meetme</text:p>
          </table:table-cell>
          <table:table-cell office:value-type="string">
            <text:p>conf-getpin</text:p>
          </table:table-cell>
          <table:table-cell office:value-type="string">
            <text:p>Xin nhập mã PIN để vào phòng hội đàm.</text:p>
          </table:table-cell>
          <table:table-cell/>
        </table:table-row>
        <table:table-row table:style-name="ro1">
          <table:table-cell office:value-type="string">
            <text:p>app_meetme</text:p>
          </table:table-cell>
          <table:table-cell office:value-type="string">
            <text:p>conf-hasjoin</text:p>
          </table:table-cell>
          <table:table-cell office:value-type="string">
            <text:p>vừa vào phòng</text:p>
          </table:table-cell>
          <table:table-cell/>
        </table:table-row>
        <table:table-row table:style-name="ro1">
          <table:table-cell office:value-type="string">
            <text:p>app_meetme</text:p>
          </table:table-cell>
          <table:table-cell office:value-type="string">
            <text:p>conf-hasleft</text:p>
          </table:table-cell>
          <table:table-cell office:value-type="string">
            <text:p>vừa ra khỏi phòng</text:p>
          </table:table-cell>
          <table:table-cell/>
        </table:table-row>
        <table:table-row table:style-name="ro1">
          <table:table-cell office:value-type="string">
            <text:p>app_meetme</text:p>
          </table:table-cell>
          <table:table-cell office:value-type="string">
            <text:p>conf-invalid</text:p>
          </table:table-cell>
          <table:table-cell office:value-type="string">
            <text:p>Số phòng không đúng. Xin thử lại.</text:p>
          </table:table-cell>
          <table:table-cell/>
        </table:table-row>
        <table:table-row table:style-name="ro1">
          <table:table-cell office:value-type="string">
            <text:p>app_meetme</text:p>
          </table:table-cell>
          <table:table-cell office:value-type="string">
            <text:p>conf-invalidpin</text:p>
          </table:table-cell>
          <table:table-cell office:value-type="string">
            <text:p>Mã PIN không đúng. Xin thử lại.</text:p>
          </table:table-cell>
          <table:table-cell/>
        </table:table-row>
        <table:table-row table:style-name="ro1">
          <table:table-cell office:value-type="string">
            <text:p>app_meetme</text:p>
          </table:table-cell>
          <table:table-cell office:value-type="string">
            <text:p>conf-kicked</text:p>
          </table:table-cell>
          <table:table-cell office:value-type="string">
            <text:p>Bạn vừa bị loại khỏi phòng.</text:p>
          </table:table-cell>
          <table:table-cell/>
        </table:table-row>
        <table:table-row table:style-name="ro1">
          <table:table-cell office:value-type="string">
            <text:p>app_meetme</text:p>
          </table:table-cell>
          <table:table-cell office:value-type="string">
            <text:p>conf-leaderhasleft</text:p>
          </table:table-cell>
          <table:table-cell office:value-type="string">
            <text:p>Chủ tọa đã rời khỏi phòng hội đàm.</text:p>
          </table:table-cell>
          <table:table-cell/>
        </table:table-row>
        <table:table-row table:style-name="ro1">
          <table:table-cell office:value-type="string">
            <text:p>app_meetme</text:p>
          </table:table-cell>
          <table:table-cell office:value-type="string">
            <text:p>conf-locked</text:p>
          </table:table-cell>
          <table:table-cell office:value-type="string">
            <text:p>Phòng hội đàm đã bị khóa!</text:p>
          </table:table-cell>
          <table:table-cell/>
        </table:table-row>
        <table:table-row table:style-name="ro1">
          <table:table-cell office:value-type="string">
            <text:p>app_meetme</text:p>
          </table:table-cell>
          <table:table-cell office:value-type="string">
            <text:p>conf-lockednow</text:p>
          </table:table-cell>
          <table:table-cell office:value-type="string">
            <text:p>Phòng hội đàm đang bị khóa!</text:p>
          </table:table-cell>
          <table:table-cell/>
        </table:table-row>
        <table:table-row table:style-name="ro1">
          <table:table-cell office:value-type="string">
            <text:p>app_meetme</text:p>
          </table:table-cell>
          <table:table-cell office:value-type="string">
            <text:p>conf-muted</text:p>
          </table:table-cell>
          <table:table-cell office:value-type="string">
            <text:p>Bạn bị tắt tiếng</text:p>
          </table:table-cell>
          <table:table-cell/>
        </table:table-row>
        <table:table-row table:style-name="ro1">
          <table:table-cell office:value-type="string">
            <text:p>app_meetme</text:p>
          </table:table-cell>
          <table:table-cell office:value-type="string">
            <text:p>conf-noempty</text:p>
          </table:table-cell>
          <table:table-cell office:value-type="string">
            <text:p>Hiện không có phòng hội đàm nào trống.</text:p>
          </table:table-cell>
          <table:table-cell/>
        </table:table-row>
        <table:table-row table:style-name="ro1">
          <table:table-cell office:value-type="string">
            <text:p>app_meetme</text:p>
          </table:table-cell>
          <table:table-cell office:value-type="string">
            <text:p>conf-nonextended</text:p>
          </table:table-cell>
          <table:table-cell office:value-type="string">
            <text:p>Không mở rộng được phòng</text:p>
          </table:table-cell>
          <table:table-cell/>
        </table:table-row>
        <table:table-row table:style-name="ro1">
          <table:table-cell office:value-type="string">
            <text:p>app_meetme</text:p>
          </table:table-cell>
          <table:table-cell office:value-type="string">
            <text:p>conf-onlyone</text:p>
          </table:table-cell>
          <table:table-cell office:value-type="string">
            <text:p>Hiện mới có một người trong phòng</text:p>
          </table:table-cell>
          <table:table-cell/>
        </table:table-row>
        <table:table-row table:style-name="ro1">
          <table:table-cell office:value-type="string">
            <text:p>app_meetme</text:p>
          </table:table-cell>
          <table:table-cell office:value-type="string">
            <text:p>conf-onlyperson</text:p>
          </table:table-cell>
          <table:table-cell office:value-type="string">
            <text:p>Hiện bạn là người duy nhất trong phòng</text:p>
          </table:table-cell>
          <table:table-cell/>
        </table:table-row>
        <table:table-row table:style-name="ro1">
          <table:table-cell office:value-type="string">
            <text:p>app_meetme</text:p>
          </table:table-cell>
          <table:table-cell office:value-type="string">
            <text:p>conf-otherinparty</text:p>
          </table:table-cell>
          <table:table-cell office:value-type="string">
            <text:p>những người khác có mặt trong phòng</text:p>
          </table:table-cell>
          <table:table-cell/>
        </table:table-row>
        <table:table-row table:style-name="ro1">
          <table:table-cell office:value-type="string">
            <text:p>app_meetme</text:p>
          </table:table-cell>
          <table:table-cell office:value-type="string">
            <text:p>conf-placeintoconf</text:p>
          </table:table-cell>
          <table:table-cell office:value-type="string">
            <text:p>Bạn sẽ được đưa vào phòng hội đàm</text:p>
          </table:table-cell>
          <table:table-cell/>
        </table:table-row>
        <table:table-row table:style-name="ro1">
          <table:table-cell office:value-type="string">
            <text:p>app_meetme</text:p>
          </table:table-cell>
          <table:table-cell office:value-type="string">
            <text:p>conf-thereare</text:p>
          </table:table-cell>
          <table:table-cell office:value-type="string">
            <text:p>Hiện đang có</text:p>
          </table:table-cell>
          <table:table-cell/>
        </table:table-row>
        <table:table-row table:style-name="ro1">
          <table:table-cell office:value-type="string">
            <text:p>app_meetme</text:p>
          </table:table-cell>
          <table:table-cell office:value-type="string">
            <text:p>conf-unlockednow</text:p>
          </table:table-cell>
          <table:table-cell office:value-type="string">
            <text:p>Đã mở phòng hội đàm</text:p>
          </table:table-cell>
          <table:table-cell/>
        </table:table-row>
        <table:table-row table:style-name="ro1">
          <table:table-cell office:value-type="string">
            <text:p>app_meetme</text:p>
          </table:table-cell>
          <table:table-cell office:value-type="string">
            <text:p>conf-unmuted</text:p>
          </table:table-cell>
          <table:table-cell office:value-type="string">
            <text:p>Bạn có thể lên tiếng</text:p>
          </table:table-cell>
          <table:table-cell/>
        </table:table-row>
        <table:table-row table:style-name="ro1">
          <table:table-cell office:value-type="string">
            <text:p>app_meetme</text:p>
          </table:table-cell>
          <table:table-cell office:value-type="string">
            <text:p>conf-usermenu</text:p>
          </table:table-cell>
          <table:table-cell office:value-type="string">
            <text:p>Nhấn phím 1 để tắt hoặc bật tiếng của mình, nhấn 4 để tăng hoặc 6 để giảm âm lượng phòng, nhấn 7 để tăng hoặc 9 để giảm âm lượng của mình, nhấn 8 để thoát.</text:p>
          </table:table-cell>
          <table:table-cell/>
        </table:table-row>
        <table:table-row table:style-name="ro1">
          <table:table-cell office:value-type="string">
            <text:p>app_meetme</text:p>
          </table:table-cell>
          <table:table-cell office:value-type="string">
            <text:p>conf-usermenu-162</text:p>
          </table:table-cell>
          <table:table-cell office:value-type="string">
            <text:p>Nhấn phím 1 để tắt hoặc bật tiếng của mình, nhấn 4 để tăng hoặc 6 để giảm âm lượng phòng, nhấn 5 để mở rộng phòng, nhấn 7 để tăng hoặc 9 để giảm âm lượng của mình, nhấn 8 để thoát.</text:p>
          </table:table-cell>
          <table:table-cell/>
        </table:table-row>
        <table:table-row table:style-name="ro1">
          <table:table-cell office:value-type="string">
            <text:p>app_meetme</text:p>
          </table:table-cell>
          <table:table-cell office:value-type="string">
            <text:p>conf-userswilljoin</text:p>
          </table:table-cell>
          <table:table-cell office:value-type="string">
            <text:p>người sẽ tham gia hội đàm</text:p>
          </table:table-cell>
          <table:table-cell/>
        </table:table-row>
        <table:table-row table:style-name="ro1">
          <table:table-cell office:value-type="string">
            <text:p>app_meetme</text:p>
          </table:table-cell>
          <table:table-cell office:value-type="string">
            <text:p>conf-userwilljoin</text:p>
          </table:table-cell>
          <table:table-cell office:value-type="string">
            <text:p>người sẽ tham gia hội đàm</text:p>
          </table:table-cell>
          <table:table-cell/>
        </table:table-row>
        <table:table-row table:style-name="ro1">
          <table:table-cell office:value-type="string">
            <text:p>app_meetme</text:p>
          </table:table-cell>
          <table:table-cell office:value-type="string">
            <text:p>conf-waitforleader</text:p>
          </table:table-cell>
          <table:table-cell office:value-type="string">
            <text:p>Cuộc hội đàm sẽ được bắt đầu khi người chủ tọa đến.</text:p>
          </table:table-cell>
          <table:table-cell/>
        </table:table-row>
        <table:table-row table:style-name="ro1">
          <table:table-cell office:value-type="string">
            <text:p>app_dictate</text:p>
          </table:table-cell>
          <table:table-cell office:value-type="string">
            <text:p>dictate/both_help</text:p>
          </table:table-cell>
          <table:table-cell office:value-type="string">
            <text:p>Nhấn sao để tạm nghỉ hoặc tiếp tục, nhấn thăng để đọc nội dung và lưu lại vào tập tin mới</text:p>
          </table:table-cell>
          <table:table-cell/>
        </table:table-row>
        <table:table-row table:style-name="ro1">
          <table:table-cell office:value-type="string">
            <text:p>app_dictate</text:p>
          </table:table-cell>
          <table:table-cell office:value-type="string">
            <text:p>dictate/enter_filename</text:p>
          </table:table-cell>
          <table:table-cell office:value-type="string">
            <text:p>Nhập tên tập tin dưới dạng số, sau đó nhấn phím thăng, hoặc chỉ nhấn thăng để thoát</text:p>
          </table:table-cell>
          <table:table-cell/>
        </table:table-row>
        <table:table-row table:style-name="ro1">
          <table:table-cell office:value-type="string">
            <text:p>app_dictate</text:p>
          </table:table-cell>
          <table:table-cell office:value-type="string">
            <text:p>dictate/forhelp</text:p>
          </table:table-cell>
          <table:table-cell office:value-type="string">
            <text:p>Nhấn 0 để được trợ giúp</text:p>
          </table:table-cell>
          <table:table-cell/>
        </table:table-row>
        <table:table-row table:style-name="ro1">
          <table:table-cell office:value-type="string">
            <text:p>app_dictate</text:p>
          </table:table-cell>
          <table:table-cell office:value-type="string">
            <text:p>dictate/pause</text:p>
          </table:table-cell>
          <table:table-cell office:value-type="string">
            <text:p>Tạm nghỉ</text:p>
          </table:table-cell>
          <table:table-cell/>
        </table:table-row>
        <table:table-row table:style-name="ro1">
          <table:table-cell office:value-type="string">
            <text:p>app_dictate</text:p>
          </table:table-cell>
          <table:table-cell office:value-type="string">
            <text:p>dictate/paused</text:p>
          </table:table-cell>
          <table:table-cell office:value-type="string">
            <text:p>Đã tạm nghỉ</text:p>
          </table:table-cell>
          <table:table-cell/>
        </table:table-row>
        <table:table-row table:style-name="ro1">
          <table:table-cell office:value-type="string">
            <text:p>app_dictate</text:p>
          </table:table-cell>
          <table:table-cell office:value-type="string">
            <text:p>dictate/play_help</text:p>
          </table:table-cell>
          <table:table-cell office:value-type="string">
            <text:p>nhấn phím 1 để chuyển sang chế độ ghi âm, nhấn phím 2 để phát lại nhanh, nhấn phím 7 để tua lại, nhấn phím 8 để tua đi.</text:p>
          </table:table-cell>
          <table:table-cell/>
        </table:table-row>
        <table:table-row table:style-name="ro1">
          <table:table-cell office:value-type="string">
            <text:p>app_dictate</text:p>
          </table:table-cell>
          <table:table-cell office:value-type="string">
            <text:p>dictate/playback</text:p>
          </table:table-cell>
          <table:table-cell office:value-type="string">
            <text:p>phát lại</text:p>
          </table:table-cell>
          <table:table-cell/>
        </table:table-row>
        <table:table-row table:style-name="ro1">
          <table:table-cell office:value-type="string">
            <text:p>app_dictate</text:p>
          </table:table-cell>
          <table:table-cell office:value-type="string">
            <text:p>dictate/playback_mode</text:p>
          </table:table-cell>
          <table:table-cell office:value-type="string">
            <text:p>chế độ phát lại</text:p>
          </table:table-cell>
          <table:table-cell/>
        </table:table-row>
        <table:table-row table:style-name="ro1">
          <table:table-cell office:value-type="string">
            <text:p>app_dictate</text:p>
          </table:table-cell>
          <table:table-cell office:value-type="string">
            <text:p>dictate/record</text:p>
          </table:table-cell>
          <table:table-cell office:value-type="string">
            <text:p>ghi âm</text:p>
          </table:table-cell>
          <table:table-cell/>
        </table:table-row>
        <table:table-row table:style-name="ro1">
          <table:table-cell office:value-type="string">
            <text:p>app_dictate</text:p>
          </table:table-cell>
          <table:table-cell office:value-type="string">
            <text:p>dictate/record_help</text:p>
          </table:table-cell>
          <table:table-cell office:value-type="string">
            <text:p>Nhấn 1 để về chế độ phát lại, nhấn 8 để thu gọn tập tin và bắt đầu lại</text:p>
          </table:table-cell>
          <table:table-cell/>
        </table:table-row>
        <table:table-row table:style-name="ro1">
          <table:table-cell office:value-type="string">
            <text:p>app_dictate</text:p>
          </table:table-cell>
          <table:table-cell office:value-type="string">
            <text:p>dictate/record_mode</text:p>
          </table:table-cell>
          <table:table-cell office:value-type="string">
            <text:p>chế độ ghi âm</text:p>
          </table:table-cell>
          <table:table-cell/>
        </table:table-row>
        <table:table-row table:style-name="ro1">
          <table:table-cell office:value-type="string">
            <text:p>app_dictate</text:p>
          </table:table-cell>
          <table:table-cell office:value-type="string">
            <text:p>dictate/truncating_audio</text:p>
          </table:table-cell>
          <table:table-cell office:value-type="string">
            <text:p>đang thu gọn tập tin</text:p>
          </table:table-cell>
          <table:table-cell/>
        </table:table-row>
        <table:table-row table:style-name="ro1">
          <table:table-cell office:value-type="string">
            <text:p>core</text:p>
          </table:table-cell>
          <table:table-cell office:value-type="string">
            <text:p>digits/0</text:p>
          </table:table-cell>
          <table:table-cell office:value-type="float" office:value="0">
            <text:p>0</text:p>
          </table:table-cell>
          <table:table-cell/>
        </table:table-row>
        <table:table-row table:style-name="ro1">
          <table:table-cell office:value-type="string">
            <text:p>core</text:p>
          </table:table-cell>
          <table:table-cell office:value-type="string">
            <text:p>digits/1</text:p>
          </table:table-cell>
          <table:table-cell office:value-type="float" office:value="1">
            <text:p>1</text:p>
          </table:table-cell>
          <table:table-cell/>
        </table:table-row>
        <table:table-row table:style-name="ro1">
          <table:table-cell office:value-type="string">
            <text:p>core</text:p>
          </table:table-cell>
          <table:table-cell office:value-type="string">
            <text:p>digits/10</text:p>
          </table:table-cell>
          <table:table-cell office:value-type="float" office:value="10">
            <text:p>10</text:p>
          </table:table-cell>
          <table:table-cell/>
        </table:table-row>
        <table:table-row table:style-name="ro1">
          <table:table-cell office:value-type="string">
            <text:p>core</text:p>
          </table:table-cell>
          <table:table-cell office:value-type="string">
            <text:p>digits/11</text:p>
          </table:table-cell>
          <table:table-cell office:value-type="float" office:value="11">
            <text:p>11</text:p>
          </table:table-cell>
          <table:table-cell/>
        </table:table-row>
        <table:table-row table:style-name="ro1">
          <table:table-cell office:value-type="string">
            <text:p>core</text:p>
          </table:table-cell>
          <table:table-cell office:value-type="string">
            <text:p>digits/12</text:p>
          </table:table-cell>
          <table:table-cell office:value-type="float" office:value="12">
            <text:p>12</text:p>
          </table:table-cell>
          <table:table-cell/>
        </table:table-row>
        <table:table-row table:style-name="ro1">
          <table:table-cell office:value-type="string">
            <text:p>core</text:p>
          </table:table-cell>
          <table:table-cell office:value-type="string">
            <text:p>digits/13</text:p>
          </table:table-cell>
          <table:table-cell office:value-type="float" office:value="13">
            <text:p>13</text:p>
          </table:table-cell>
          <table:table-cell/>
        </table:table-row>
        <table:table-row table:style-name="ro1">
          <table:table-cell office:value-type="string">
            <text:p>core</text:p>
          </table:table-cell>
          <table:table-cell office:value-type="string">
            <text:p>digits/14</text:p>
          </table:table-cell>
          <table:table-cell office:value-type="float" office:value="14">
            <text:p>14</text:p>
          </table:table-cell>
          <table:table-cell/>
        </table:table-row>
        <table:table-row table:style-name="ro1">
          <table:table-cell office:value-type="string">
            <text:p>core</text:p>
          </table:table-cell>
          <table:table-cell office:value-type="string">
            <text:p>digits/15</text:p>
          </table:table-cell>
          <table:table-cell office:value-type="float" office:value="15">
            <text:p>15</text:p>
          </table:table-cell>
          <table:table-cell/>
        </table:table-row>
        <table:table-row table:style-name="ro1">
          <table:table-cell office:value-type="string">
            <text:p>core</text:p>
          </table:table-cell>
          <table:table-cell office:value-type="string">
            <text:p>digits/16</text:p>
          </table:table-cell>
          <table:table-cell office:value-type="float" office:value="16">
            <text:p>16</text:p>
          </table:table-cell>
          <table:table-cell/>
        </table:table-row>
        <table:table-row table:style-name="ro1">
          <table:table-cell office:value-type="string">
            <text:p>core</text:p>
          </table:table-cell>
          <table:table-cell office:value-type="string">
            <text:p>digits/17</text:p>
          </table:table-cell>
          <table:table-cell office:value-type="float" office:value="17">
            <text:p>17</text:p>
          </table:table-cell>
          <table:table-cell/>
        </table:table-row>
        <table:table-row table:style-name="ro1">
          <table:table-cell office:value-type="string">
            <text:p>core</text:p>
          </table:table-cell>
          <table:table-cell office:value-type="string">
            <text:p>digits/18</text:p>
          </table:table-cell>
          <table:table-cell office:value-type="float" office:value="18">
            <text:p>18</text:p>
          </table:table-cell>
          <table:table-cell/>
        </table:table-row>
        <table:table-row table:style-name="ro1">
          <table:table-cell office:value-type="string">
            <text:p>core</text:p>
          </table:table-cell>
          <table:table-cell office:value-type="string">
            <text:p>digits/19</text:p>
          </table:table-cell>
          <table:table-cell office:value-type="float" office:value="19">
            <text:p>19</text:p>
          </table:table-cell>
          <table:table-cell/>
        </table:table-row>
        <table:table-row table:style-name="ro1">
          <table:table-cell office:value-type="string">
            <text:p>core</text:p>
          </table:table-cell>
          <table:table-cell office:value-type="string">
            <text:p>digits/2</text:p>
          </table:table-cell>
          <table:table-cell office:value-type="float" office:value="2">
            <text:p>2</text:p>
          </table:table-cell>
          <table:table-cell/>
        </table:table-row>
        <table:table-row table:style-name="ro1">
          <table:table-cell office:value-type="string">
            <text:p>core</text:p>
          </table:table-cell>
          <table:table-cell office:value-type="string">
            <text:p>digits/20</text:p>
          </table:table-cell>
          <table:table-cell office:value-type="float" office:value="20">
            <text:p>20</text:p>
          </table:table-cell>
          <table:table-cell/>
        </table:table-row>
        <table:table-row table:style-name="ro1">
          <table:table-cell office:value-type="string">
            <text:p>core</text:p>
          </table:table-cell>
          <table:table-cell office:value-type="string">
            <text:p>digits/3</text:p>
          </table:table-cell>
          <table:table-cell office:value-type="float" office:value="3">
            <text:p>3</text:p>
          </table:table-cell>
          <table:table-cell/>
        </table:table-row>
        <table:table-row table:style-name="ro1">
          <table:table-cell office:value-type="string">
            <text:p>core</text:p>
          </table:table-cell>
          <table:table-cell office:value-type="string">
            <text:p>digits/30</text:p>
          </table:table-cell>
          <table:table-cell office:value-type="float" office:value="30">
            <text:p>30</text:p>
          </table:table-cell>
          <table:table-cell/>
        </table:table-row>
        <table:table-row table:style-name="ro1">
          <table:table-cell office:value-type="string">
            <text:p>core</text:p>
          </table:table-cell>
          <table:table-cell office:value-type="string">
            <text:p>digits/4</text:p>
          </table:table-cell>
          <table:table-cell office:value-type="float" office:value="4">
            <text:p>4</text:p>
          </table:table-cell>
          <table:table-cell/>
        </table:table-row>
        <table:table-row table:style-name="ro1">
          <table:table-cell office:value-type="string">
            <text:p>core</text:p>
          </table:table-cell>
          <table:table-cell office:value-type="string">
            <text:p>digits/40</text:p>
          </table:table-cell>
          <table:table-cell office:value-type="float" office:value="40">
            <text:p>40</text:p>
          </table:table-cell>
          <table:table-cell/>
        </table:table-row>
        <table:table-row table:style-name="ro1">
          <table:table-cell office:value-type="string">
            <text:p>core</text:p>
          </table:table-cell>
          <table:table-cell office:value-type="string">
            <text:p>digits/5</text:p>
          </table:table-cell>
          <table:table-cell office:value-type="float" office:value="5">
            <text:p>5</text:p>
          </table:table-cell>
          <table:table-cell/>
        </table:table-row>
        <table:table-row table:style-name="ro1">
          <table:table-cell office:value-type="string">
            <text:p>core</text:p>
          </table:table-cell>
          <table:table-cell office:value-type="string">
            <text:p>digits/50</text:p>
          </table:table-cell>
          <table:table-cell office:value-type="float" office:value="50">
            <text:p>50</text:p>
          </table:table-cell>
          <table:table-cell/>
        </table:table-row>
        <table:table-row table:style-name="ro1">
          <table:table-cell office:value-type="string">
            <text:p>core</text:p>
          </table:table-cell>
          <table:table-cell office:value-type="string">
            <text:p>digits/6</text:p>
          </table:table-cell>
          <table:table-cell office:value-type="float" office:value="6">
            <text:p>6</text:p>
          </table:table-cell>
          <table:table-cell/>
        </table:table-row>
        <table:table-row table:style-name="ro1">
          <table:table-cell office:value-type="string">
            <text:p>core</text:p>
          </table:table-cell>
          <table:table-cell office:value-type="string">
            <text:p>digits/60</text:p>
          </table:table-cell>
          <table:table-cell office:value-type="float" office:value="60">
            <text:p>60</text:p>
          </table:table-cell>
          <table:table-cell/>
        </table:table-row>
        <table:table-row table:style-name="ro1">
          <table:table-cell office:value-type="string">
            <text:p>core</text:p>
          </table:table-cell>
          <table:table-cell office:value-type="string">
            <text:p>digits/7</text:p>
          </table:table-cell>
          <table:table-cell office:value-type="float" office:value="7">
            <text:p>7</text:p>
          </table:table-cell>
          <table:table-cell/>
        </table:table-row>
        <table:table-row table:style-name="ro1">
          <table:table-cell office:value-type="string">
            <text:p>core</text:p>
          </table:table-cell>
          <table:table-cell office:value-type="string">
            <text:p>digits/70</text:p>
          </table:table-cell>
          <table:table-cell office:value-type="float" office:value="70">
            <text:p>70</text:p>
          </table:table-cell>
          <table:table-cell/>
        </table:table-row>
        <table:table-row table:style-name="ro1">
          <table:table-cell office:value-type="string">
            <text:p>core</text:p>
          </table:table-cell>
          <table:table-cell office:value-type="string">
            <text:p>digits/8</text:p>
          </table:table-cell>
          <table:table-cell office:value-type="float" office:value="8">
            <text:p>8</text:p>
          </table:table-cell>
          <table:table-cell/>
        </table:table-row>
        <table:table-row table:style-name="ro1">
          <table:table-cell office:value-type="string">
            <text:p>core</text:p>
          </table:table-cell>
          <table:table-cell office:value-type="string">
            <text:p>digits/80</text:p>
          </table:table-cell>
          <table:table-cell office:value-type="float" office:value="80">
            <text:p>80</text:p>
          </table:table-cell>
          <table:table-cell/>
        </table:table-row>
        <table:table-row table:style-name="ro1">
          <table:table-cell office:value-type="string">
            <text:p>core</text:p>
          </table:table-cell>
          <table:table-cell office:value-type="string">
            <text:p>digits/9</text:p>
          </table:table-cell>
          <table:table-cell office:value-type="float" office:value="9">
            <text:p>9</text:p>
          </table:table-cell>
          <table:table-cell/>
        </table:table-row>
        <table:table-row table:style-name="ro1">
          <table:table-cell office:value-type="string">
            <text:p>core</text:p>
          </table:table-cell>
          <table:table-cell office:value-type="string">
            <text:p>digits/90</text:p>
          </table:table-cell>
          <table:table-cell office:value-type="float" office:value="90">
            <text:p>90</text:p>
          </table:table-cell>
          <table:table-cell/>
        </table:table-row>
        <table:table-row table:style-name="ro1">
          <table:table-cell office:value-type="string">
            <text:p>core</text:p>
          </table:table-cell>
          <table:table-cell office:value-type="string">
            <text:p>digits/a-m</text:p>
          </table:table-cell>
          <table:table-cell office:value-type="string">
            <text:p>sáng</text:p>
          </table:table-cell>
          <table:table-cell/>
        </table:table-row>
        <table:table-row table:style-name="ro1">
          <table:table-cell office:value-type="string">
            <text:p>core</text:p>
          </table:table-cell>
          <table:table-cell office:value-type="string">
            <text:p>digits/at</text:p>
          </table:table-cell>
          <table:table-cell office:value-type="string">
            <text:p>lúc</text:p>
          </table:table-cell>
          <table:table-cell/>
        </table:table-row>
        <table:table-row table:style-name="ro1">
          <table:table-cell office:value-type="string">
            <text:p>core</text:p>
          </table:table-cell>
          <table:table-cell office:value-type="string">
            <text:p>digits/day-0</text:p>
          </table:table-cell>
          <table:table-cell office:value-type="string">
            <text:p>Chủ Nhật</text:p>
          </table:table-cell>
          <table:table-cell/>
        </table:table-row>
        <table:table-row table:style-name="ro1">
          <table:table-cell office:value-type="string">
            <text:p>core</text:p>
          </table:table-cell>
          <table:table-cell office:value-type="string">
            <text:p>digits/day-1</text:p>
          </table:table-cell>
          <table:table-cell office:value-type="string">
            <text:p>Thứ Hai</text:p>
          </table:table-cell>
          <table:table-cell/>
        </table:table-row>
        <table:table-row table:style-name="ro1">
          <table:table-cell office:value-type="string">
            <text:p>core</text:p>
          </table:table-cell>
          <table:table-cell office:value-type="string">
            <text:p>digits/day-2</text:p>
          </table:table-cell>
          <table:table-cell office:value-type="string">
            <text:p>Thứ Ba</text:p>
          </table:table-cell>
          <table:table-cell/>
        </table:table-row>
        <table:table-row table:style-name="ro1">
          <table:table-cell office:value-type="string">
            <text:p>core</text:p>
          </table:table-cell>
          <table:table-cell office:value-type="string">
            <text:p>digits/day-3</text:p>
          </table:table-cell>
          <table:table-cell office:value-type="string">
            <text:p>Thứ Tư</text:p>
          </table:table-cell>
          <table:table-cell/>
        </table:table-row>
        <table:table-row table:style-name="ro1">
          <table:table-cell office:value-type="string">
            <text:p>core</text:p>
          </table:table-cell>
          <table:table-cell office:value-type="string">
            <text:p>digits/day-4</text:p>
          </table:table-cell>
          <table:table-cell office:value-type="string">
            <text:p>Thứ Năm</text:p>
          </table:table-cell>
          <table:table-cell/>
        </table:table-row>
        <table:table-row table:style-name="ro1">
          <table:table-cell office:value-type="string">
            <text:p>core</text:p>
          </table:table-cell>
          <table:table-cell office:value-type="string">
            <text:p>digits/day-5</text:p>
          </table:table-cell>
          <table:table-cell office:value-type="string">
            <text:p>Thứ Sáu</text:p>
          </table:table-cell>
          <table:table-cell/>
        </table:table-row>
        <table:table-row table:style-name="ro1">
          <table:table-cell office:value-type="string">
            <text:p>core</text:p>
          </table:table-cell>
          <table:table-cell office:value-type="string">
            <text:p>digits/day-6</text:p>
          </table:table-cell>
          <table:table-cell office:value-type="string">
            <text:p>Thứ Bảy</text:p>
          </table:table-cell>
          <table:table-cell/>
        </table:table-row>
        <table:table-row table:style-name="ro1">
          <table:table-cell office:value-type="string">
            <text:p>core</text:p>
          </table:table-cell>
          <table:table-cell office:value-type="string">
            <text:p>digits/dollars</text:p>
          </table:table-cell>
          <table:table-cell office:value-type="string">
            <text:p><text:s/>dollars</text:p>
          </table:table-cell>
          <table:table-cell/>
        </table:table-row>
        <table:table-row table:style-name="ro1">
          <table:table-cell office:value-type="string">
            <text:p>core</text:p>
          </table:table-cell>
          <table:table-cell office:value-type="string">
            <text:p>digits/h-1</text:p>
          </table:table-cell>
          <table:table-cell office:value-type="string">
            <text:p>đầu tiên</text:p>
          </table:table-cell>
          <table:table-cell/>
        </table:table-row>
        <table:table-row table:style-name="ro1">
          <table:table-cell office:value-type="string">
            <text:p>core</text:p>
          </table:table-cell>
          <table:table-cell office:value-type="string">
            <text:p>digits/h-10</text:p>
          </table:table-cell>
          <table:table-cell office:value-type="string">
            <text:p>Thứ 10</text:p>
          </table:table-cell>
          <table:table-cell/>
        </table:table-row>
        <table:table-row table:style-name="ro1">
          <table:table-cell office:value-type="string">
            <text:p>core</text:p>
          </table:table-cell>
          <table:table-cell office:value-type="string">
            <text:p>digits/h-11</text:p>
          </table:table-cell>
          <table:table-cell office:value-type="string">
            <text:p>Thứ 11</text:p>
          </table:table-cell>
          <table:table-cell/>
        </table:table-row>
        <table:table-row table:style-name="ro1">
          <table:table-cell office:value-type="string">
            <text:p>core</text:p>
          </table:table-cell>
          <table:table-cell office:value-type="string">
            <text:p>digits/h-12</text:p>
          </table:table-cell>
          <table:table-cell office:value-type="string">
            <text:p>Thứ 12</text:p>
          </table:table-cell>
          <table:table-cell/>
        </table:table-row>
        <table:table-row table:style-name="ro1">
          <table:table-cell office:value-type="string">
            <text:p>core</text:p>
          </table:table-cell>
          <table:table-cell office:value-type="string">
            <text:p>digits/h-13</text:p>
          </table:table-cell>
          <table:table-cell office:value-type="string">
            <text:p>Thứ 13</text:p>
          </table:table-cell>
          <table:table-cell/>
        </table:table-row>
        <table:table-row table:style-name="ro1">
          <table:table-cell office:value-type="string">
            <text:p>core</text:p>
          </table:table-cell>
          <table:table-cell office:value-type="string">
            <text:p>digits/h-14</text:p>
          </table:table-cell>
          <table:table-cell office:value-type="string">
            <text:p>Thứ 14</text:p>
          </table:table-cell>
          <table:table-cell/>
        </table:table-row>
        <table:table-row table:style-name="ro1">
          <table:table-cell office:value-type="string">
            <text:p>core</text:p>
          </table:table-cell>
          <table:table-cell office:value-type="string">
            <text:p>digits/h-15</text:p>
          </table:table-cell>
          <table:table-cell office:value-type="string">
            <text:p>Thứ 15</text:p>
          </table:table-cell>
          <table:table-cell/>
        </table:table-row>
        <table:table-row table:style-name="ro1">
          <table:table-cell office:value-type="string">
            <text:p>core</text:p>
          </table:table-cell>
          <table:table-cell office:value-type="string">
            <text:p>digits/h-16</text:p>
          </table:table-cell>
          <table:table-cell office:value-type="string">
            <text:p>Thứ 16</text:p>
          </table:table-cell>
          <table:table-cell/>
        </table:table-row>
        <table:table-row table:style-name="ro1">
          <table:table-cell office:value-type="string">
            <text:p>core</text:p>
          </table:table-cell>
          <table:table-cell office:value-type="string">
            <text:p>digits/h-17</text:p>
          </table:table-cell>
          <table:table-cell office:value-type="string">
            <text:p>Thứ 17</text:p>
          </table:table-cell>
          <table:table-cell/>
        </table:table-row>
        <table:table-row table:style-name="ro1">
          <table:table-cell office:value-type="string">
            <text:p>core</text:p>
          </table:table-cell>
          <table:table-cell office:value-type="string">
            <text:p>digits/h-18</text:p>
          </table:table-cell>
          <table:table-cell office:value-type="string">
            <text:p>Thứ 18</text:p>
          </table:table-cell>
          <table:table-cell/>
        </table:table-row>
        <table:table-row table:style-name="ro1">
          <table:table-cell office:value-type="string">
            <text:p>core</text:p>
          </table:table-cell>
          <table:table-cell office:value-type="string">
            <text:p>digits/h-19</text:p>
          </table:table-cell>
          <table:table-cell office:value-type="string">
            <text:p>Thứ 19</text:p>
          </table:table-cell>
          <table:table-cell/>
        </table:table-row>
        <table:table-row table:style-name="ro1">
          <table:table-cell office:value-type="string">
            <text:p>core</text:p>
          </table:table-cell>
          <table:table-cell office:value-type="string">
            <text:p>digits/h-2</text:p>
          </table:table-cell>
          <table:table-cell office:value-type="string">
            <text:p>Thứ 2</text:p>
          </table:table-cell>
          <table:table-cell/>
        </table:table-row>
        <table:table-row table:style-name="ro1">
          <table:table-cell office:value-type="string">
            <text:p>core</text:p>
          </table:table-cell>
          <table:table-cell office:value-type="string">
            <text:p>digits/h-20</text:p>
          </table:table-cell>
          <table:table-cell office:value-type="string">
            <text:p>Thứ 20</text:p>
          </table:table-cell>
          <table:table-cell/>
        </table:table-row>
        <table:table-row table:style-name="ro1">
          <table:table-cell office:value-type="string">
            <text:p>core</text:p>
          </table:table-cell>
          <table:table-cell office:value-type="string">
            <text:p>digits/h-3</text:p>
          </table:table-cell>
          <table:table-cell office:value-type="string">
            <text:p>Thứ 3</text:p>
          </table:table-cell>
          <table:table-cell/>
        </table:table-row>
        <table:table-row table:style-name="ro1">
          <table:table-cell office:value-type="string">
            <text:p>core</text:p>
          </table:table-cell>
          <table:table-cell office:value-type="string">
            <text:p>digits/h-30</text:p>
          </table:table-cell>
          <table:table-cell office:value-type="string">
            <text:p>Thứ 30</text:p>
          </table:table-cell>
          <table:table-cell/>
        </table:table-row>
        <table:table-row table:style-name="ro1">
          <table:table-cell office:value-type="string">
            <text:p>core</text:p>
          </table:table-cell>
          <table:table-cell office:value-type="string">
            <text:p>digits/h-4</text:p>
          </table:table-cell>
          <table:table-cell office:value-type="string">
            <text:p>Thứ 40</text:p>
          </table:table-cell>
          <table:table-cell/>
        </table:table-row>
        <table:table-row table:style-name="ro1">
          <table:table-cell office:value-type="string">
            <text:p>core</text:p>
          </table:table-cell>
          <table:table-cell office:value-type="string">
            <text:p>digits/h-5</text:p>
          </table:table-cell>
          <table:table-cell office:value-type="string">
            <text:p>Thứ 4</text:p>
          </table:table-cell>
          <table:table-cell/>
        </table:table-row>
        <table:table-row table:style-name="ro1">
          <table:table-cell office:value-type="string">
            <text:p>core</text:p>
          </table:table-cell>
          <table:table-cell office:value-type="string">
            <text:p>digits/h-6</text:p>
          </table:table-cell>
          <table:table-cell office:value-type="string">
            <text:p>Thứ 6</text:p>
          </table:table-cell>
          <table:table-cell/>
        </table:table-row>
        <table:table-row table:style-name="ro1">
          <table:table-cell office:value-type="string">
            <text:p>core</text:p>
          </table:table-cell>
          <table:table-cell office:value-type="string">
            <text:p>digits/h-7</text:p>
          </table:table-cell>
          <table:table-cell office:value-type="string">
            <text:p>Thứ 7</text:p>
          </table:table-cell>
          <table:table-cell/>
        </table:table-row>
        <table:table-row table:style-name="ro1">
          <table:table-cell office:value-type="string">
            <text:p>core</text:p>
          </table:table-cell>
          <table:table-cell office:value-type="string">
            <text:p>digits/h-8</text:p>
          </table:table-cell>
          <table:table-cell office:value-type="string">
            <text:p>Thứ 8</text:p>
          </table:table-cell>
          <table:table-cell/>
        </table:table-row>
        <table:table-row table:style-name="ro1">
          <table:table-cell office:value-type="string">
            <text:p>core</text:p>
          </table:table-cell>
          <table:table-cell office:value-type="string">
            <text:p>digits/h-9</text:p>
          </table:table-cell>
          <table:table-cell office:value-type="string">
            <text:p>Thứ 9</text:p>
          </table:table-cell>
          <table:table-cell/>
        </table:table-row>
        <table:table-row table:style-name="ro1">
          <table:table-cell office:value-type="string">
            <text:p>core</text:p>
          </table:table-cell>
          <table:table-cell office:value-type="string">
            <text:p>digits/hundred</text:p>
          </table:table-cell>
          <table:table-cell office:value-type="string">
            <text:p>trăm</text:p>
          </table:table-cell>
          <table:table-cell/>
        </table:table-row>
        <table:table-row table:style-name="ro1">
          <table:table-cell office:value-type="string">
            <text:p>core</text:p>
          </table:table-cell>
          <table:table-cell office:value-type="string">
            <text:p>digits/million</text:p>
          </table:table-cell>
          <table:table-cell office:value-type="string">
            <text:p>triệu</text:p>
          </table:table-cell>
          <table:table-cell/>
        </table:table-row>
        <table:table-row table:style-name="ro1">
          <table:table-cell office:value-type="string">
            <text:p>core</text:p>
          </table:table-cell>
          <table:table-cell office:value-type="string">
            <text:p>digits/minus</text:p>
          </table:table-cell>
          <table:table-cell office:value-type="string">
            <text:p>âm</text:p>
          </table:table-cell>
          <table:table-cell/>
        </table:table-row>
        <table:table-row table:style-name="ro1">
          <table:table-cell office:value-type="string">
            <text:p>core</text:p>
          </table:table-cell>
          <table:table-cell office:value-type="string">
            <text:p>digits/mon-0</text:p>
          </table:table-cell>
          <table:table-cell office:value-type="string">
            <text:p>Tháng 1</text:p>
          </table:table-cell>
          <table:table-cell/>
        </table:table-row>
        <table:table-row table:style-name="ro1">
          <table:table-cell office:value-type="string">
            <text:p>core</text:p>
          </table:table-cell>
          <table:table-cell office:value-type="string">
            <text:p>digits/mon-1</text:p>
          </table:table-cell>
          <table:table-cell office:value-type="string">
            <text:p>Tháng 2</text:p>
          </table:table-cell>
          <table:table-cell/>
        </table:table-row>
        <table:table-row table:style-name="ro1">
          <table:table-cell office:value-type="string">
            <text:p>core</text:p>
          </table:table-cell>
          <table:table-cell office:value-type="string">
            <text:p>digits/mon-10</text:p>
          </table:table-cell>
          <table:table-cell office:value-type="string">
            <text:p>Tháng 11</text:p>
          </table:table-cell>
          <table:table-cell/>
        </table:table-row>
        <table:table-row table:style-name="ro1">
          <table:table-cell office:value-type="string">
            <text:p>core</text:p>
          </table:table-cell>
          <table:table-cell office:value-type="string">
            <text:p>digits/mon-11</text:p>
          </table:table-cell>
          <table:table-cell office:value-type="string">
            <text:p>Tháng 12</text:p>
          </table:table-cell>
          <table:table-cell/>
        </table:table-row>
        <table:table-row table:style-name="ro1">
          <table:table-cell office:value-type="string">
            <text:p>core</text:p>
          </table:table-cell>
          <table:table-cell office:value-type="string">
            <text:p>digits/mon-2</text:p>
          </table:table-cell>
          <table:table-cell office:value-type="string">
            <text:p>Tháng 3</text:p>
          </table:table-cell>
          <table:table-cell/>
        </table:table-row>
        <table:table-row table:style-name="ro1">
          <table:table-cell office:value-type="string">
            <text:p>core</text:p>
          </table:table-cell>
          <table:table-cell office:value-type="string">
            <text:p>digits/mon-3</text:p>
          </table:table-cell>
          <table:table-cell office:value-type="string">
            <text:p>Tháng 4</text:p>
          </table:table-cell>
          <table:table-cell/>
        </table:table-row>
        <table:table-row table:style-name="ro1">
          <table:table-cell office:value-type="string">
            <text:p>core</text:p>
          </table:table-cell>
          <table:table-cell office:value-type="string">
            <text:p>digits/mon-4</text:p>
          </table:table-cell>
          <table:table-cell office:value-type="string">
            <text:p>Tháng 5</text:p>
          </table:table-cell>
          <table:table-cell/>
        </table:table-row>
        <table:table-row table:style-name="ro1">
          <table:table-cell office:value-type="string">
            <text:p>core</text:p>
          </table:table-cell>
          <table:table-cell office:value-type="string">
            <text:p>digits/mon-5</text:p>
          </table:table-cell>
          <table:table-cell office:value-type="string">
            <text:p>Tháng 6</text:p>
          </table:table-cell>
          <table:table-cell/>
        </table:table-row>
        <table:table-row table:style-name="ro1">
          <table:table-cell office:value-type="string">
            <text:p>core</text:p>
          </table:table-cell>
          <table:table-cell office:value-type="string">
            <text:p>digits/mon-6</text:p>
          </table:table-cell>
          <table:table-cell office:value-type="string">
            <text:p>Tháng 7</text:p>
          </table:table-cell>
          <table:table-cell/>
        </table:table-row>
        <table:table-row table:style-name="ro1">
          <table:table-cell office:value-type="string">
            <text:p>core</text:p>
          </table:table-cell>
          <table:table-cell office:value-type="string">
            <text:p>digits/mon-7</text:p>
          </table:table-cell>
          <table:table-cell office:value-type="string">
            <text:p>Tháng 8</text:p>
          </table:table-cell>
          <table:table-cell/>
        </table:table-row>
        <table:table-row table:style-name="ro1">
          <table:table-cell office:value-type="string">
            <text:p>core</text:p>
          </table:table-cell>
          <table:table-cell office:value-type="string">
            <text:p>digits/mon-8</text:p>
          </table:table-cell>
          <table:table-cell office:value-type="string">
            <text:p>Tháng 9</text:p>
          </table:table-cell>
          <table:table-cell/>
        </table:table-row>
        <table:table-row table:style-name="ro1">
          <table:table-cell office:value-type="string">
            <text:p>core</text:p>
          </table:table-cell>
          <table:table-cell office:value-type="string">
            <text:p>digits/mon-9</text:p>
          </table:table-cell>
          <table:table-cell office:value-type="string">
            <text:p>Tháng 10</text:p>
          </table:table-cell>
          <table:table-cell/>
        </table:table-row>
        <table:table-row table:style-name="ro1">
          <table:table-cell office:value-type="string">
            <text:p>core</text:p>
          </table:table-cell>
          <table:table-cell office:value-type="string">
            <text:p>digits/oclock</text:p>
          </table:table-cell>
          <table:table-cell office:value-type="string">
            <text:p>giờ</text:p>
          </table:table-cell>
          <table:table-cell/>
        </table:table-row>
        <table:table-row table:style-name="ro1">
          <table:table-cell office:value-type="string">
            <text:p>core</text:p>
          </table:table-cell>
          <table:table-cell office:value-type="string">
            <text:p>digits/oh</text:p>
          </table:table-cell>
          <table:table-cell office:value-type="string">
            <text:p>không</text:p>
          </table:table-cell>
          <table:table-cell/>
        </table:table-row>
        <table:table-row table:style-name="ro1">
          <table:table-cell office:value-type="string">
            <text:p>core</text:p>
          </table:table-cell>
          <table:table-cell office:value-type="string">
            <text:p>digits/p-m</text:p>
          </table:table-cell>
          <table:table-cell office:value-type="string">
            <text:p>chiều</text:p>
          </table:table-cell>
          <table:table-cell/>
        </table:table-row>
        <table:table-row table:style-name="ro1">
          <table:table-cell office:value-type="string">
            <text:p>core</text:p>
          </table:table-cell>
          <table:table-cell office:value-type="string">
            <text:p>digits/pound</text:p>
          </table:table-cell>
          <table:table-cell office:value-type="string">
            <text:p>thăng</text:p>
          </table:table-cell>
          <table:table-cell/>
        </table:table-row>
        <table:table-row table:style-name="ro1">
          <table:table-cell office:value-type="string">
            <text:p>core</text:p>
          </table:table-cell>
          <table:table-cell office:value-type="string">
            <text:p>digits/star</text:p>
          </table:table-cell>
          <table:table-cell office:value-type="string">
            <text:p>sao</text:p>
          </table:table-cell>
          <table:table-cell/>
        </table:table-row>
        <table:table-row table:style-name="ro1">
          <table:table-cell office:value-type="string">
            <text:p>core</text:p>
          </table:table-cell>
          <table:table-cell office:value-type="string">
            <text:p>digits/thousand</text:p>
          </table:table-cell>
          <table:table-cell office:value-type="string">
            <text:p>ngàn</text:p>
          </table:table-cell>
          <table:table-cell/>
        </table:table-row>
        <table:table-row table:style-name="ro1">
          <table:table-cell office:value-type="string">
            <text:p>core</text:p>
          </table:table-cell>
          <table:table-cell office:value-type="string">
            <text:p>digits/today</text:p>
          </table:table-cell>
          <table:table-cell office:value-type="string">
            <text:p>hôm nay</text:p>
          </table:table-cell>
          <table:table-cell/>
        </table:table-row>
        <table:table-row table:style-name="ro1">
          <table:table-cell office:value-type="string">
            <text:p>core</text:p>
          </table:table-cell>
          <table:table-cell office:value-type="string">
            <text:p>digits/tomorrow</text:p>
          </table:table-cell>
          <table:table-cell office:value-type="string">
            <text:p>ngày mai</text:p>
          </table:table-cell>
          <table:table-cell/>
        </table:table-row>
        <table:table-row table:style-name="ro1">
          <table:table-cell office:value-type="string">
            <text:p>core</text:p>
          </table:table-cell>
          <table:table-cell office:value-type="string">
            <text:p>digits/yesterday</text:p>
          </table:table-cell>
          <table:table-cell office:value-type="string">
            <text:p>hôm qua</text:p>
          </table:table-cell>
          <table:table-cell/>
        </table:table-row>
        <table:table-row table:style-name="ro1">
          <table:table-cell office:value-type="string">
            <text:p>app_directory</text:p>
          </table:table-cell>
          <table:table-cell office:value-type="string">
            <text:p>dir-firstlast</text:p>
          </table:table-cell>
          <table:table-cell office:value-type="string">
            <text:p><text:s/>... chữ cái trong phần họ hoặc tên của người cần gặp.</text:p>
          </table:table-cell>
          <table:table-cell/>
        </table:table-row>
        <table:table-row table:style-name="ro1">
          <table:table-cell office:value-type="string">
            <text:p>app_directory</text:p>
          </table:table-cell>
          <table:table-cell office:value-type="string">
            <text:p>dir-instr</text:p>
          </table:table-cell>
          <table:table-cell office:value-type="string">
            <text:p>Nếu đây đúng là người quý khách cần gặp, nhấn phím 1. Nếu không, nhấn sao.</text:p>
          </table:table-cell>
          <table:table-cell/>
        </table:table-row>
        <table:table-row table:style-name="ro1">
          <table:table-cell office:value-type="string">
            <text:p>app_directory</text:p>
          </table:table-cell>
          <table:table-cell office:value-type="string">
            <text:p>dir-intro</text:p>
          </table:table-cell>
          <table:table-cell office:value-type="string">
            <text:p>Chào mừng quý khách đến với danh bạ điện thoại của chúng tôi. Xin hãy nhập 3 chữ cái đầu trong phần tên của nhân viên quý khách cần gặp, thông qua bảng chữ cái trên bàn phím máy điện thoại. Nhấn phím 7 để nhập chữ Q và phím 9 để nhập chữ Z.</text:p>
          </table:table-cell>
          <table:table-cell/>
        </table:table-row>
        <table:table-row table:style-name="ro1">
          <table:table-cell office:value-type="string">
            <text:p>app_directory</text:p>
          </table:table-cell>
          <table:table-cell office:value-type="string">
            <text:p>dir-intro-fn</text:p>
          </table:table-cell>
          <table:table-cell office:value-type="string">
            <text:p>Chào mừng quý khách đến với danh bạ điện thoại của chúng tôi. Xin hãy nhập 3 chữ cái đầu trong phần họ của nhân viên quý khách cần gặp, thông qua bảng chữ cái trên bàn phím máy điện thoại. Nhấn phím 7 để nhập chữ Q và phím 9 để nhập chữ Z.</text:p>
          </table:table-cell>
          <table:table-cell/>
        </table:table-row>
        <table:table-row table:style-name="ro1">
          <table:table-cell office:value-type="string">
            <text:p>app_directory</text:p>
          </table:table-cell>
          <table:table-cell office:value-type="string">
            <text:p>dir-last</text:p>
          </table:table-cell>
          <table:table-cell office:value-type="string">
            <text:p><text:s/>... chữ cái trong phần tên của người cần gặp</text:p>
          </table:table-cell>
          <table:table-cell/>
        </table:table-row>
        <table:table-row table:style-name="ro1">
          <table:table-cell office:value-type="string">
            <text:p>app_directory</text:p>
          </table:table-cell>
          <table:table-cell office:value-type="string">
            <text:p>dir-multi1</text:p>
          </table:table-cell>
          <table:table-cell office:value-type="string">
            <text:p>Nhấn...</text:p>
          </table:table-cell>
          <table:table-cell/>
        </table:table-row>
        <table:table-row table:style-name="ro1">
          <table:table-cell office:value-type="string">
            <text:p>app_directory</text:p>
          </table:table-cell>
          <table:table-cell office:value-type="string">
            <text:p>dir-multi2</text:p>
          </table:table-cell>
          <table:table-cell office:value-type="string">
            <text:p>...cho...</text:p>
          </table:table-cell>
          <table:table-cell/>
        </table:table-row>
        <table:table-row table:style-name="ro1">
          <table:table-cell office:value-type="string">
            <text:p>app_directory</text:p>
          </table:table-cell>
          <table:table-cell office:value-type="string">
            <text:p>dir-multi3</text:p>
          </table:table-cell>
          <table:table-cell office:value-type="string">
            <text:p><text:s/>... số máy nhánh ...</text:p>
          </table:table-cell>
          <table:table-cell/>
        </table:table-row>
        <table:table-row table:style-name="ro1">
          <table:table-cell office:value-type="string">
            <text:p>app_directory</text:p>
          </table:table-cell>
          <table:table-cell office:value-type="string">
            <text:p>dir-multi9</text:p>
          </table:table-cell>
          <table:table-cell office:value-type="string">
            <text:p>Nhấn 9 để xem thêm các mục khác</text:p>
          </table:table-cell>
          <table:table-cell/>
        </table:table-row>
        <table:table-row table:style-name="ro1">
          <table:table-cell office:value-type="string">
            <text:p>app_directory</text:p>
          </table:table-cell>
          <table:table-cell office:value-type="string">
            <text:p>dir-nomatch</text:p>
          </table:table-cell>
          <table:table-cell office:value-type="string">
            <text:p>Không tìm thấy người phù hợp</text:p>
          </table:table-cell>
          <table:table-cell/>
        </table:table-row>
        <table:table-row table:style-name="ro1">
          <table:table-cell office:value-type="string">
            <text:p>app_directory</text:p>
          </table:table-cell>
          <table:table-cell office:value-type="string">
            <text:p>dir-nomore</text:p>
          </table:table-cell>
          <table:table-cell office:value-type="string">
            <text:p>Không còn ai phù hợp với yêu cầu của bạn</text:p>
          </table:table-cell>
          <table:table-cell/>
        </table:table-row>
        <table:table-row table:style-name="ro1">
          <table:table-cell office:value-type="string">
            <text:p>app_directory</text:p>
          </table:table-cell>
          <table:table-cell office:value-type="string">
            <text:p>dir-pls-enter</text:p>
          </table:table-cell>
          <table:table-cell office:value-type="string">
            <text:p>Xin nhập chữ đầu ...</text:p>
          </table:table-cell>
          <table:table-cell/>
        </table:table-row>
        <table:table-row table:style-name="ro1">
          <table:table-cell office:value-type="string">
            <text:p>app_directory</text:p>
          </table:table-cell>
          <table:table-cell office:value-type="string">
            <text:p>dir-usingkeypad</text:p>
          </table:table-cell>
          <table:table-cell office:value-type="string">
            <text:p><text:s/>... dùng bàn phím trên máy điện thoại. Nhấn 7 để nhập chữ Q và nhấn 9 để nhập chữ Z.</text:p>
          </table:table-cell>
          <table:table-cell/>
        </table:table-row>
        <table:table-row table:style-name="ro1">
          <table:table-cell office:value-type="string">
            <text:p>app_directory</text:p>
          </table:table-cell>
          <table:table-cell office:value-type="string">
            <text:p>dir-welcome</text:p>
          </table:table-cell>
          <table:table-cell office:value-type="string">
            <text:p>Chào mừng quý khách đến với danh bạ điện thoại.</text:p>
          </table:table-cell>
          <table:table-cell/>
        </table:table-row>
        <table:table-row table:style-name="ro1">
          <table:table-cell office:value-type="string">
            <text:p>extra</text:p>
          </table:table-cell>
          <table:table-cell office:value-type="string">
            <text:p>dollars</text:p>
          </table:table-cell>
          <table:table-cell office:value-type="string">
            <text:p><text:s/>dollars</text:p>
          </table:table-cell>
          <table:table-cell/>
        </table:table-row>
        <table:table-row table:style-name="ro1">
          <table:table-cell office:value-type="string">
            <text:p>app_followme</text:p>
          </table:table-cell>
          <table:table-cell office:value-type="string">
            <text:p>followme/call-from.wav</text:p>
          </table:table-cell>
          <table:table-cell office:value-type="string">
            <text:p>cuộc gọi đến từ</text:p>
          </table:table-cell>
          <table:table-cell/>
        </table:table-row>
        <table:table-row table:style-name="ro1">
          <table:table-cell office:value-type="string">
            <text:p>app_followme</text:p>
          </table:table-cell>
          <table:table-cell office:value-type="string">
            <text:p>followme/no-recording.wav</text:p>
          </table:table-cell>
          <table:table-cell office:value-type="string">
            <text:p>bạn có 1 cuộc gọi đến</text:p>
          </table:table-cell>
          <table:table-cell/>
        </table:table-row>
        <table:table-row table:style-name="ro1">
          <table:table-cell office:value-type="string">
            <text:p>app_followme</text:p>
          </table:table-cell>
          <table:table-cell office:value-type="string">
            <text:p>followme/options.wav</text:p>
          </table:table-cell>
          <table:table-cell office:value-type="string">
            <text:p>Nhấn 1 để nhận cuộc gọi, nhấn 2 để từ chối</text:p>
          </table:table-cell>
          <table:table-cell/>
        </table:table-row>
        <table:table-row table:style-name="ro1">
          <table:table-cell office:value-type="string">
            <text:p>app_followme</text:p>
          </table:table-cell>
          <table:table-cell office:value-type="string">
            <text:p>followme/pls-hold-while-try.wav</text:p>
          </table:table-cell>
          <table:table-cell office:value-type="string">
            <text:p>xin giữ máy, hệ thống đang chuyển cuộc gọi đến người bạn muốn gặp</text:p>
          </table:table-cell>
          <table:table-cell/>
        </table:table-row>
        <table:table-row table:style-name="ro1">
          <table:table-cell office:value-type="string">
            <text:p>app_followme</text:p>
          </table:table-cell>
          <table:table-cell office:value-type="string">
            <text:p>followme/sorry.wav</text:p>
          </table:table-cell>
          <table:table-cell office:value-type="string">
            <text:p>xin lỗi, không tìm thấy người bạn cần gặp</text:p>
          </table:table-cell>
          <table:table-cell/>
        </table:table-row>
        <table:table-row table:style-name="ro1">
          <table:table-cell office:value-type="string">
            <text:p>app_followme</text:p>
          </table:table-cell>
          <table:table-cell office:value-type="string">
            <text:p>followme/status.wav</text:p>
          </table:table-cell>
          <table:table-cell office:value-type="string">
            <text:p>người bạn muốn gặp hiện không ở đây, hệ thống sẽ thử tìm người đó cho bạn</text:p>
          </table:table-cell>
          <table:table-cell/>
        </table:table-row>
        <table:table-row table:style-name="ro1">
          <table:table-cell office:value-type="string">
            <text:p>extra</text:p>
          </table:table-cell>
          <table:table-cell office:value-type="string">
            <text:p>hours</text:p>
          </table:table-cell>
          <table:table-cell office:value-type="string">
            <text:p>giờ</text:p>
          </table:table-cell>
          <table:table-cell/>
        </table:table-row>
        <table:table-row table:style-name="ro1">
          <table:table-cell office:value-type="string">
            <text:p>extra</text:p>
          </table:table-cell>
          <table:table-cell office:value-type="string">
            <text:p>invalid</text:p>
          </table:table-cell>
          <table:table-cell office:value-type="string">
            <text:p>số máy bạn vừa gọi không đúng. Xin thử lại</text:p>
          </table:table-cell>
          <table:table-cell/>
        </table:table-row>
        <table:table-row table:style-name="ro1">
          <table:table-cell office:value-type="string">
            <text:p>core</text:p>
          </table:table-cell>
          <table:table-cell office:value-type="string">
            <text:p>letters/a</text:p>
          </table:table-cell>
          <table:table-cell office:value-type="string">
            <text:p><text:s/>a</text:p>
          </table:table-cell>
          <table:table-cell/>
        </table:table-row>
        <table:table-row table:style-name="ro1">
          <table:table-cell office:value-type="string">
            <text:p>core</text:p>
          </table:table-cell>
          <table:table-cell office:value-type="string">
            <text:p>letters/ascii123</text:p>
          </table:table-cell>
          <table:table-cell office:value-type="string">
            <text:p><text:s/>left brace</text:p>
          </table:table-cell>
          <table:table-cell/>
        </table:table-row>
        <table:table-row table:style-name="ro1">
          <table:table-cell office:value-type="string">
            <text:p>core</text:p>
          </table:table-cell>
          <table:table-cell office:value-type="string">
            <text:p>letters/ascii124</text:p>
          </table:table-cell>
          <table:table-cell office:value-type="string">
            <text:p><text:s/>pipe</text:p>
          </table:table-cell>
          <table:table-cell/>
        </table:table-row>
        <table:table-row table:style-name="ro1">
          <table:table-cell office:value-type="string">
            <text:p>core</text:p>
          </table:table-cell>
          <table:table-cell office:value-type="string">
            <text:p>letters/ascii125</text:p>
          </table:table-cell>
          <table:table-cell office:value-type="string">
            <text:p><text:s/>right brace</text:p>
          </table:table-cell>
          <table:table-cell/>
        </table:table-row>
        <table:table-row table:style-name="ro1">
          <table:table-cell office:value-type="string">
            <text:p>core</text:p>
          </table:table-cell>
          <table:table-cell office:value-type="string">
            <text:p>letters/ascii126</text:p>
          </table:table-cell>
          <table:table-cell office:value-type="string">
            <text:p><text:s/>tilde</text:p>
          </table:table-cell>
          <table:table-cell/>
        </table:table-row>
        <table:table-row table:style-name="ro1">
          <table:table-cell office:value-type="string">
            <text:p>core</text:p>
          </table:table-cell>
          <table:table-cell office:value-type="string">
            <text:p>letters/ascii34</text:p>
          </table:table-cell>
          <table:table-cell office:value-type="string">
            <text:p><text:s/>quote</text:p>
          </table:table-cell>
          <table:table-cell/>
        </table:table-row>
        <table:table-row table:style-name="ro1">
          <table:table-cell office:value-type="string">
            <text:p>core</text:p>
          </table:table-cell>
          <table:table-cell office:value-type="string">
            <text:p>letters/ascii36</text:p>
          </table:table-cell>
          <table:table-cell office:value-type="string">
            <text:p><text:s/>dollar sign</text:p>
          </table:table-cell>
          <table:table-cell/>
        </table:table-row>
        <table:table-row table:style-name="ro1">
          <table:table-cell office:value-type="string">
            <text:p>core</text:p>
          </table:table-cell>
          <table:table-cell office:value-type="string">
            <text:p>letters/ascii37</text:p>
          </table:table-cell>
          <table:table-cell office:value-type="string">
            <text:p><text:s/>percent</text:p>
          </table:table-cell>
          <table:table-cell/>
        </table:table-row>
        <table:table-row table:style-name="ro1">
          <table:table-cell office:value-type="string">
            <text:p>core</text:p>
          </table:table-cell>
          <table:table-cell office:value-type="string">
            <text:p>letters/ascii38</text:p>
          </table:table-cell>
          <table:table-cell office:value-type="string">
            <text:p><text:s/>ampersand</text:p>
          </table:table-cell>
          <table:table-cell/>
        </table:table-row>
        <table:table-row table:style-name="ro1">
          <table:table-cell office:value-type="string">
            <text:p>core</text:p>
          </table:table-cell>
          <table:table-cell office:value-type="string">
            <text:p>letters/ascii39</text:p>
          </table:table-cell>
          <table:table-cell office:value-type="string">
            <text:p><text:s/>tick</text:p>
          </table:table-cell>
          <table:table-cell/>
        </table:table-row>
        <table:table-row table:style-name="ro1">
          <table:table-cell office:value-type="string">
            <text:p>core</text:p>
          </table:table-cell>
          <table:table-cell office:value-type="string">
            <text:p>letters/ascii40</text:p>
          </table:table-cell>
          <table:table-cell office:value-type="string">
            <text:p><text:s/>open parenthesis</text:p>
          </table:table-cell>
          <table:table-cell/>
        </table:table-row>
        <table:table-row table:style-name="ro1">
          <table:table-cell office:value-type="string">
            <text:p>core</text:p>
          </table:table-cell>
          <table:table-cell office:value-type="string">
            <text:p>letters/ascii41</text:p>
          </table:table-cell>
          <table:table-cell office:value-type="string">
            <text:p><text:s/>close parenthesis</text:p>
          </table:table-cell>
          <table:table-cell/>
        </table:table-row>
        <table:table-row table:style-name="ro1">
          <table:table-cell office:value-type="string">
            <text:p>core</text:p>
          </table:table-cell>
          <table:table-cell office:value-type="string">
            <text:p>letters/ascii42</text:p>
          </table:table-cell>
          <table:table-cell office:value-type="string">
            <text:p><text:s/>star</text:p>
          </table:table-cell>
          <table:table-cell/>
        </table:table-row>
        <table:table-row table:style-name="ro1">
          <table:table-cell office:value-type="string">
            <text:p>core</text:p>
          </table:table-cell>
          <table:table-cell office:value-type="string">
            <text:p>letters/ascii44</text:p>
          </table:table-cell>
          <table:table-cell office:value-type="string">
            <text:p><text:s/>comma</text:p>
          </table:table-cell>
          <table:table-cell/>
        </table:table-row>
        <table:table-row table:style-name="ro1">
          <table:table-cell office:value-type="string">
            <text:p>core</text:p>
          </table:table-cell>
          <table:table-cell office:value-type="string">
            <text:p>letters/ascii58</text:p>
          </table:table-cell>
          <table:table-cell office:value-type="string">
            <text:p><text:s/>colon</text:p>
          </table:table-cell>
          <table:table-cell/>
        </table:table-row>
        <table:table-row table:style-name="ro1">
          <table:table-cell office:value-type="string">
            <text:p>core</text:p>
          </table:table-cell>
          <table:table-cell office:value-type="string">
            <text:p>letters/ascii59</text:p>
          </table:table-cell>
          <table:table-cell office:value-type="string">
            <text:p><text:s/>semicolon</text:p>
          </table:table-cell>
          <table:table-cell/>
        </table:table-row>
        <table:table-row table:style-name="ro1">
          <table:table-cell office:value-type="string">
            <text:p>core</text:p>
          </table:table-cell>
          <table:table-cell office:value-type="string">
            <text:p>letters/ascii60</text:p>
          </table:table-cell>
          <table:table-cell office:value-type="string">
            <text:p><text:s/>less than</text:p>
          </table:table-cell>
          <table:table-cell/>
        </table:table-row>
        <table:table-row table:style-name="ro1">
          <table:table-cell office:value-type="string">
            <text:p>core</text:p>
          </table:table-cell>
          <table:table-cell office:value-type="string">
            <text:p>letters/ascii62</text:p>
          </table:table-cell>
          <table:table-cell office:value-type="string">
            <text:p><text:s/>greater than</text:p>
          </table:table-cell>
          <table:table-cell/>
        </table:table-row>
        <table:table-row table:style-name="ro1">
          <table:table-cell office:value-type="string">
            <text:p>core</text:p>
          </table:table-cell>
          <table:table-cell office:value-type="string">
            <text:p>letters/ascii63</text:p>
          </table:table-cell>
          <table:table-cell office:value-type="string">
            <text:p><text:s/>question mark</text:p>
          </table:table-cell>
          <table:table-cell/>
        </table:table-row>
        <table:table-row table:style-name="ro1">
          <table:table-cell office:value-type="string">
            <text:p>core</text:p>
          </table:table-cell>
          <table:table-cell office:value-type="string">
            <text:p>letters/ascii91</text:p>
          </table:table-cell>
          <table:table-cell office:value-type="string">
            <text:p><text:s/>left bracket</text:p>
          </table:table-cell>
          <table:table-cell/>
        </table:table-row>
        <table:table-row table:style-name="ro1">
          <table:table-cell office:value-type="string">
            <text:p>core</text:p>
          </table:table-cell>
          <table:table-cell office:value-type="string">
            <text:p>letters/ascii92</text:p>
          </table:table-cell>
          <table:table-cell office:value-type="string">
            <text:p><text:s/>backslash</text:p>
          </table:table-cell>
          <table:table-cell/>
        </table:table-row>
        <table:table-row table:style-name="ro1">
          <table:table-cell office:value-type="string">
            <text:p>core</text:p>
          </table:table-cell>
          <table:table-cell office:value-type="string">
            <text:p>letters/ascii93</text:p>
          </table:table-cell>
          <table:table-cell office:value-type="string">
            <text:p><text:s/>right bracket</text:p>
          </table:table-cell>
          <table:table-cell/>
        </table:table-row>
        <table:table-row table:style-name="ro1">
          <table:table-cell office:value-type="string">
            <text:p>core</text:p>
          </table:table-cell>
          <table:table-cell office:value-type="string">
            <text:p>letters/ascii94</text:p>
          </table:table-cell>
          <table:table-cell office:value-type="string">
            <text:p><text:s/>caret</text:p>
          </table:table-cell>
          <table:table-cell/>
        </table:table-row>
        <table:table-row table:style-name="ro1">
          <table:table-cell office:value-type="string">
            <text:p>core</text:p>
          </table:table-cell>
          <table:table-cell office:value-type="string">
            <text:p>letters/ascii95</text:p>
          </table:table-cell>
          <table:table-cell office:value-type="string">
            <text:p><text:s/>underscore</text:p>
          </table:table-cell>
          <table:table-cell/>
        </table:table-row>
        <table:table-row table:style-name="ro1">
          <table:table-cell office:value-type="string">
            <text:p>core</text:p>
          </table:table-cell>
          <table:table-cell office:value-type="string">
            <text:p>letters/ascii96</text:p>
          </table:table-cell>
          <table:table-cell office:value-type="string">
            <text:p><text:s/>backtick</text:p>
          </table:table-cell>
          <table:table-cell/>
        </table:table-row>
        <table:table-row table:style-name="ro1">
          <table:table-cell office:value-type="string">
            <text:p>core</text:p>
          </table:table-cell>
          <table:table-cell office:value-type="string">
            <text:p>letters/asterisk</text:p>
          </table:table-cell>
          <table:table-cell office:value-type="string">
            <text:p><text:s/>asterisk</text:p>
          </table:table-cell>
          <table:table-cell/>
        </table:table-row>
        <table:table-row table:style-name="ro1">
          <table:table-cell office:value-type="string">
            <text:p>core</text:p>
          </table:table-cell>
          <table:table-cell office:value-type="string">
            <text:p>letters/at</text:p>
          </table:table-cell>
          <table:table-cell office:value-type="string">
            <text:p>a còng</text:p>
          </table:table-cell>
          <table:table-cell/>
        </table:table-row>
        <table:table-row table:style-name="ro1">
          <table:table-cell office:value-type="string">
            <text:p>core</text:p>
          </table:table-cell>
          <table:table-cell office:value-type="string">
            <text:p>letters/b</text:p>
          </table:table-cell>
          <table:table-cell office:value-type="string">
            <text:p><text:s/>b</text:p>
          </table:table-cell>
          <table:table-cell/>
        </table:table-row>
        <table:table-row table:style-name="ro1">
          <table:table-cell office:value-type="string">
            <text:p>core</text:p>
          </table:table-cell>
          <table:table-cell office:value-type="string">
            <text:p>letters/c</text:p>
          </table:table-cell>
          <table:table-cell office:value-type="string">
            <text:p><text:s/>c</text:p>
          </table:table-cell>
          <table:table-cell/>
        </table:table-row>
        <table:table-row table:style-name="ro1">
          <table:table-cell office:value-type="string">
            <text:p>core</text:p>
          </table:table-cell>
          <table:table-cell office:value-type="string">
            <text:p>letters/d</text:p>
          </table:table-cell>
          <table:table-cell office:value-type="string">
            <text:p><text:s/>d</text:p>
          </table:table-cell>
          <table:table-cell/>
        </table:table-row>
        <table:table-row table:style-name="ro1">
          <table:table-cell office:value-type="string">
            <text:p>core</text:p>
          </table:table-cell>
          <table:table-cell office:value-type="string">
            <text:p>letters/dash</text:p>
          </table:table-cell>
          <table:table-cell office:value-type="string">
            <text:p><text:s/>dash [-]</text:p>
          </table:table-cell>
          <table:table-cell/>
        </table:table-row>
        <table:table-row table:style-name="ro1">
          <table:table-cell office:value-type="string">
            <text:p>core</text:p>
          </table:table-cell>
          <table:table-cell office:value-type="string">
            <text:p>letters/dollar</text:p>
          </table:table-cell>
          <table:table-cell office:value-type="string">
            <text:p><text:s/>dollar [$]</text:p>
          </table:table-cell>
          <table:table-cell/>
        </table:table-row>
        <table:table-row table:style-name="ro1">
          <table:table-cell office:value-type="string">
            <text:p>core</text:p>
          </table:table-cell>
          <table:table-cell office:value-type="string">
            <text:p>letters/dot</text:p>
          </table:table-cell>
          <table:table-cell office:value-type="string">
            <text:p>chấm</text:p>
          </table:table-cell>
          <table:table-cell/>
        </table:table-row>
        <table:table-row table:style-name="ro1">
          <table:table-cell office:value-type="string">
            <text:p>core</text:p>
          </table:table-cell>
          <table:table-cell office:value-type="string">
            <text:p>letters/e</text:p>
          </table:table-cell>
          <table:table-cell office:value-type="string">
            <text:p><text:s/>e</text:p>
          </table:table-cell>
          <table:table-cell/>
        </table:table-row>
        <table:table-row table:style-name="ro1">
          <table:table-cell office:value-type="string">
            <text:p>core</text:p>
          </table:table-cell>
          <table:table-cell office:value-type="string">
            <text:p>letters/equals</text:p>
          </table:table-cell>
          <table:table-cell office:value-type="string">
            <text:p>bằng</text:p>
          </table:table-cell>
          <table:table-cell/>
        </table:table-row>
        <table:table-row table:style-name="ro1">
          <table:table-cell office:value-type="string">
            <text:p>core</text:p>
          </table:table-cell>
          <table:table-cell office:value-type="string">
            <text:p>letters/exclaimation-point</text:p>
          </table:table-cell>
          <table:table-cell office:value-type="string">
            <text:p>chấm than</text:p>
          </table:table-cell>
          <table:table-cell/>
        </table:table-row>
        <table:table-row table:style-name="ro1">
          <table:table-cell office:value-type="string">
            <text:p>core</text:p>
          </table:table-cell>
          <table:table-cell office:value-type="string">
            <text:p>letters/f</text:p>
          </table:table-cell>
          <table:table-cell office:value-type="string">
            <text:p><text:s/>f</text:p>
          </table:table-cell>
          <table:table-cell/>
        </table:table-row>
        <table:table-row table:style-name="ro1">
          <table:table-cell office:value-type="string">
            <text:p>core</text:p>
          </table:table-cell>
          <table:table-cell office:value-type="string">
            <text:p>letters/g</text:p>
          </table:table-cell>
          <table:table-cell office:value-type="string">
            <text:p><text:s/>g</text:p>
          </table:table-cell>
          <table:table-cell/>
        </table:table-row>
        <table:table-row table:style-name="ro1">
          <table:table-cell office:value-type="string">
            <text:p>core</text:p>
          </table:table-cell>
          <table:table-cell office:value-type="string">
            <text:p>letters/h</text:p>
          </table:table-cell>
          <table:table-cell office:value-type="string">
            <text:p><text:s/>h</text:p>
          </table:table-cell>
          <table:table-cell/>
        </table:table-row>
        <table:table-row table:style-name="ro1">
          <table:table-cell office:value-type="string">
            <text:p>core</text:p>
          </table:table-cell>
          <table:table-cell office:value-type="string">
            <text:p>letters/i</text:p>
          </table:table-cell>
          <table:table-cell office:value-type="string">
            <text:p><text:s/>i</text:p>
          </table:table-cell>
          <table:table-cell/>
        </table:table-row>
        <table:table-row table:style-name="ro1">
          <table:table-cell office:value-type="string">
            <text:p>core</text:p>
          </table:table-cell>
          <table:table-cell office:value-type="string">
            <text:p>letters/j</text:p>
          </table:table-cell>
          <table:table-cell office:value-type="string">
            <text:p><text:s/>j</text:p>
          </table:table-cell>
          <table:table-cell/>
        </table:table-row>
        <table:table-row table:style-name="ro1">
          <table:table-cell office:value-type="string">
            <text:p>core</text:p>
          </table:table-cell>
          <table:table-cell office:value-type="string">
            <text:p>letters/k</text:p>
          </table:table-cell>
          <table:table-cell office:value-type="string">
            <text:p><text:s/>k</text:p>
          </table:table-cell>
          <table:table-cell/>
        </table:table-row>
        <table:table-row table:style-name="ro1">
          <table:table-cell office:value-type="string">
            <text:p>core</text:p>
          </table:table-cell>
          <table:table-cell office:value-type="string">
            <text:p>letters/l</text:p>
          </table:table-cell>
          <table:table-cell office:value-type="string">
            <text:p><text:s/>l</text:p>
          </table:table-cell>
          <table:table-cell/>
        </table:table-row>
        <table:table-row table:style-name="ro1">
          <table:table-cell office:value-type="string">
            <text:p>core</text:p>
          </table:table-cell>
          <table:table-cell office:value-type="string">
            <text:p>letters/m</text:p>
          </table:table-cell>
          <table:table-cell office:value-type="string">
            <text:p><text:s/>m</text:p>
          </table:table-cell>
          <table:table-cell/>
        </table:table-row>
        <table:table-row table:style-name="ro1">
          <table:table-cell office:value-type="string">
            <text:p>core</text:p>
          </table:table-cell>
          <table:table-cell office:value-type="string">
            <text:p>letters/n</text:p>
          </table:table-cell>
          <table:table-cell office:value-type="string">
            <text:p><text:s/>n</text:p>
          </table:table-cell>
          <table:table-cell/>
        </table:table-row>
        <table:table-row table:style-name="ro1">
          <table:table-cell office:value-type="string">
            <text:p>core</text:p>
          </table:table-cell>
          <table:table-cell office:value-type="string">
            <text:p>letters/o</text:p>
          </table:table-cell>
          <table:table-cell office:value-type="string">
            <text:p><text:s/>o</text:p>
          </table:table-cell>
          <table:table-cell/>
        </table:table-row>
        <table:table-row table:style-name="ro1">
          <table:table-cell office:value-type="string">
            <text:p>core</text:p>
          </table:table-cell>
          <table:table-cell office:value-type="string">
            <text:p>letters/p</text:p>
          </table:table-cell>
          <table:table-cell office:value-type="string">
            <text:p><text:s/>p</text:p>
          </table:table-cell>
          <table:table-cell/>
        </table:table-row>
        <table:table-row table:style-name="ro1">
          <table:table-cell office:value-type="string">
            <text:p>core</text:p>
          </table:table-cell>
          <table:table-cell office:value-type="string">
            <text:p>letters/plus</text:p>
          </table:table-cell>
          <table:table-cell office:value-type="string">
            <text:p>cộng</text:p>
          </table:table-cell>
          <table:table-cell/>
        </table:table-row>
        <table:table-row table:style-name="ro1">
          <table:table-cell office:value-type="string">
            <text:p>core</text:p>
          </table:table-cell>
          <table:table-cell office:value-type="string">
            <text:p>letters/q</text:p>
          </table:table-cell>
          <table:table-cell office:value-type="string">
            <text:p><text:s/>q</text:p>
          </table:table-cell>
          <table:table-cell/>
        </table:table-row>
        <table:table-row table:style-name="ro1">
          <table:table-cell office:value-type="string">
            <text:p>core</text:p>
          </table:table-cell>
          <table:table-cell office:value-type="string">
            <text:p>letters/r</text:p>
          </table:table-cell>
          <table:table-cell office:value-type="string">
            <text:p><text:s/>r</text:p>
          </table:table-cell>
          <table:table-cell/>
        </table:table-row>
        <table:table-row table:style-name="ro1">
          <table:table-cell office:value-type="string">
            <text:p>core</text:p>
          </table:table-cell>
          <table:table-cell office:value-type="string">
            <text:p>letters/s</text:p>
          </table:table-cell>
          <table:table-cell office:value-type="string">
            <text:p><text:s/>s</text:p>
          </table:table-cell>
          <table:table-cell/>
        </table:table-row>
        <table:table-row table:style-name="ro1">
          <table:table-cell office:value-type="string">
            <text:p>core</text:p>
          </table:table-cell>
          <table:table-cell office:value-type="string">
            <text:p>letters/slash</text:p>
          </table:table-cell>
          <table:table-cell office:value-type="string">
            <text:p><text:s/>slash [/]</text:p>
          </table:table-cell>
          <table:table-cell/>
        </table:table-row>
        <table:table-row table:style-name="ro1">
          <table:table-cell office:value-type="string">
            <text:p>core</text:p>
          </table:table-cell>
          <table:table-cell office:value-type="string">
            <text:p>letters/space</text:p>
          </table:table-cell>
          <table:table-cell office:value-type="string">
            <text:p>dấu cách</text:p>
          </table:table-cell>
          <table:table-cell/>
        </table:table-row>
        <table:table-row table:style-name="ro1">
          <table:table-cell office:value-type="string">
            <text:p>core</text:p>
          </table:table-cell>
          <table:table-cell office:value-type="string">
            <text:p>letters/t</text:p>
          </table:table-cell>
          <table:table-cell office:value-type="string">
            <text:p><text:s/>t</text:p>
          </table:table-cell>
          <table:table-cell/>
        </table:table-row>
        <table:table-row table:style-name="ro1">
          <table:table-cell office:value-type="string">
            <text:p>core</text:p>
          </table:table-cell>
          <table:table-cell office:value-type="string">
            <text:p>letters/u</text:p>
          </table:table-cell>
          <table:table-cell office:value-type="string">
            <text:p><text:s/>u</text:p>
          </table:table-cell>
          <table:table-cell/>
        </table:table-row>
        <table:table-row table:style-name="ro1">
          <table:table-cell office:value-type="string">
            <text:p>core</text:p>
          </table:table-cell>
          <table:table-cell office:value-type="string">
            <text:p>letters/v</text:p>
          </table:table-cell>
          <table:table-cell office:value-type="string">
            <text:p><text:s/>v</text:p>
          </table:table-cell>
          <table:table-cell/>
        </table:table-row>
        <table:table-row table:style-name="ro1">
          <table:table-cell office:value-type="string">
            <text:p>core</text:p>
          </table:table-cell>
          <table:table-cell office:value-type="string">
            <text:p>letters/w</text:p>
          </table:table-cell>
          <table:table-cell office:value-type="string">
            <text:p><text:s/>w</text:p>
          </table:table-cell>
          <table:table-cell/>
        </table:table-row>
        <table:table-row table:style-name="ro1">
          <table:table-cell office:value-type="string">
            <text:p>core</text:p>
          </table:table-cell>
          <table:table-cell office:value-type="string">
            <text:p>letters/x</text:p>
          </table:table-cell>
          <table:table-cell office:value-type="string">
            <text:p><text:s/>x</text:p>
          </table:table-cell>
          <table:table-cell/>
        </table:table-row>
        <table:table-row table:style-name="ro1">
          <table:table-cell office:value-type="string">
            <text:p>core</text:p>
          </table:table-cell>
          <table:table-cell office:value-type="string">
            <text:p>letters/y</text:p>
          </table:table-cell>
          <table:table-cell office:value-type="string">
            <text:p><text:s/>y</text:p>
          </table:table-cell>
          <table:table-cell/>
        </table:table-row>
        <table:table-row table:style-name="ro1">
          <table:table-cell office:value-type="string">
            <text:p>core</text:p>
          </table:table-cell>
          <table:table-cell office:value-type="string">
            <text:p>letters/z</text:p>
          </table:table-cell>
          <table:table-cell office:value-type="string">
            <text:p><text:s/>z</text:p>
          </table:table-cell>
          <table:table-cell/>
        </table:table-row>
        <table:table-row table:style-name="ro1">
          <table:table-cell office:value-type="string">
            <text:p>core</text:p>
          </table:table-cell>
          <table:table-cell office:value-type="string">
            <text:p>letters/zed</text:p>
          </table:table-cell>
          <table:table-cell office:value-type="string">
            <text:p>zét</text:p>
          </table:table-cell>
          <table:table-cell/>
        </table:table-row>
        <table:table-row table:style-name="ro1">
          <table:table-cell office:value-type="string">
            <text:p>core</text:p>
          </table:table-cell>
          <table:table-cell office:value-type="string">
            <text:p>minutes</text:p>
          </table:table-cell>
          <table:table-cell office:value-type="string">
            <text:p>phút</text:p>
          </table:table-cell>
          <table:table-cell/>
        </table:table-row>
        <table:table-row table:style-name="ro1">
          <table:table-cell office:value-type="string">
            <text:p>core</text:p>
          </table:table-cell>
          <table:table-cell office:value-type="string">
            <text:p>pbx-invalid</text:p>
          </table:table-cell>
          <table:table-cell office:value-type="string">
            <text:p>số máy bạn vừa gọi không đúng. Xin thử lại</text:p>
          </table:table-cell>
          <table:table-cell/>
        </table:table-row>
        <table:table-row table:style-name="ro1">
          <table:table-cell office:value-type="string">
            <text:p>core</text:p>
          </table:table-cell>
          <table:table-cell office:value-type="string">
            <text:p>pbx-invalidpark</text:p>
          </table:table-cell>
          <table:table-cell office:value-type="string">
            <text:p>Không có cuộc gọi nào được giữ ở số máy đó. Xin thử lại</text:p>
          </table:table-cell>
          <table:table-cell/>
        </table:table-row>
        <table:table-row table:style-name="ro1">
          <table:table-cell office:value-type="string">
            <text:p>core</text:p>
          </table:table-cell>
          <table:table-cell office:value-type="string">
            <text:p>pbx-transfer</text:p>
          </table:table-cell>
          <table:table-cell office:value-type="string">
            <text:p>Chuyển máy</text:p>
          </table:table-cell>
          <table:table-cell/>
        </table:table-row>
        <table:table-row table:style-name="ro1">
          <table:table-cell office:value-type="string">
            <text:p>app_dial</text:p>
          </table:table-cell>
          <table:table-cell office:value-type="string">
            <text:p>priv-callee-options</text:p>
          </table:table-cell>
          <table:table-cell office:value-type="string">
            <text:p>Nhấn phím 1 để nối máy với người gọi, và luôn chấp nhận các cuộc gọi từ người này. Nhấn phím 2 để luôn chuyển người này vào dịch vụ thư thoại. Nhấn phím 3 để gửi người này tới menu chống quấy rối. Nhấn phím 4 để cho họ nghe thông báo “xin đừng làm phiền”. Nhấn phím 5 để cho phép người này gọi cho bạn, nhưng lần này thì đưa họ vào hòm thư thoại.</text:p>
          </table:table-cell>
          <table:table-cell/>
        </table:table-row>
        <table:table-row table:style-name="ro1">
          <table:table-cell office:value-type="string">
            <text:p>app_dial</text:p>
          </table:table-cell>
          <table:table-cell office:value-type="string">
            <text:p>priv-callpending</text:p>
          </table:table-cell>
          <table:table-cell office:value-type="string">
            <text:p>Bạn có cuộc gọi đến từ</text:p>
          </table:table-cell>
          <table:table-cell/>
        </table:table-row>
        <table:table-row table:style-name="ro1">
          <table:table-cell office:value-type="string">
            <text:p>app_dial</text:p>
          </table:table-cell>
          <table:table-cell office:value-type="string">
            <text:p>priv-introsaved</text:p>
          </table:table-cell>
          <table:table-cell office:value-type="string">
            <text:p>Cám ơn. Xin chờ, hệ thống đang kết nối cuộc gọi tới người bạn cần gặp</text:p>
          </table:table-cell>
          <table:table-cell/>
        </table:table-row>
        <table:table-row table:style-name="ro1">
          <table:table-cell office:value-type="string">
            <text:p>app_dial</text:p>
          </table:table-cell>
          <table:table-cell office:value-type="string">
            <text:p>priv-recordintro</text:p>
          </table:table-cell>
          <table:table-cell office:value-type="string">
            <text:p>Sau âm báo, xin bạn đọc tên mình.</text:p>
          </table:table-cell>
          <table:table-cell/>
        </table:table-row>
        <table:table-row table:style-name="ro1">
          <table:table-cell office:value-type="string">
            <text:p>app_privacy</text:p>
          </table:table-cell>
          <table:table-cell office:value-type="string">
            <text:p>privacy-incorrect</text:p>
          </table:table-cell>
          <table:table-cell office:value-type="string">
            <text:p>Xin lỗi, số vừa nhập không hợp lệ</text:p>
          </table:table-cell>
          <table:table-cell/>
        </table:table-row>
        <table:table-row table:style-name="ro1">
          <table:table-cell office:value-type="string">
            <text:p>app_privacy</text:p>
          </table:table-cell>
          <table:table-cell office:value-type="string">
            <text:p>privacy-prompt</text:p>
          </table:table-cell>
          <table:table-cell office:value-type="string">
            <text:p>Xin nhập mã vùng và số điện thoại của bạn</text:p>
          </table:table-cell>
          <table:table-cell/>
        </table:table-row>
        <table:table-row table:style-name="ro1">
          <table:table-cell office:value-type="string">
            <text:p>app_privacy</text:p>
          </table:table-cell>
          <table:table-cell office:value-type="string">
            <text:p>privacy-thankyou</text:p>
          </table:table-cell>
          <table:table-cell office:value-type="string">
            <text:p>Cám ơn</text:p>
          </table:table-cell>
          <table:table-cell/>
        </table:table-row>
        <table:table-row table:style-name="ro1">
          <table:table-cell office:value-type="string">
            <text:p>app_privacy</text:p>
          </table:table-cell>
          <table:table-cell office:value-type="string">
            <text:p>privacy-unident</text:p>
          </table:table-cell>
          <table:table-cell office:value-type="string">
            <text:p>Người bạn cần gặp từ chối những cuộc gọi không rõ nguồn gốc.</text:p>
          </table:table-cell>
          <table:table-cell/>
        </table:table-row>
        <table:table-row table:style-name="ro1">
          <table:table-cell office:value-type="string">
            <text:p>app_queue</text:p>
          </table:table-cell>
          <table:table-cell office:value-type="string">
            <text:p>queue-callswaiting</text:p>
          </table:table-cell>
          <table:table-cell office:value-type="string">
            <text:p>Đang chờ nhân viên trả lời</text:p>
          </table:table-cell>
          <table:table-cell/>
        </table:table-row>
        <table:table-row table:style-name="ro1">
          <table:table-cell office:value-type="string">
            <text:p>app_queue</text:p>
          </table:table-cell>
          <table:table-cell office:value-type="string">
            <text:p>queue-holdtime</text:p>
          </table:table-cell>
          <table:table-cell office:value-type="string">
            <text:p>Đến giờ, khách đã chờ được</text:p>
          </table:table-cell>
          <table:table-cell/>
        </table:table-row>
        <table:table-row table:style-name="ro1">
          <table:table-cell office:value-type="string">
            <text:p>app_queue</text:p>
          </table:table-cell>
          <table:table-cell office:value-type="string">
            <text:p>queue-less-than</text:p>
          </table:table-cell>
          <table:table-cell office:value-type="string">
            <text:p>dưới</text:p>
          </table:table-cell>
          <table:table-cell/>
        </table:table-row>
        <table:table-row table:style-name="ro1">
          <table:table-cell office:value-type="string">
            <text:p>app_queue</text:p>
          </table:table-cell>
          <table:table-cell office:value-type="string">
            <text:p>queue-minutes</text:p>
          </table:table-cell>
          <table:table-cell office:value-type="string">
            <text:p>phút</text:p>
          </table:table-cell>
          <table:table-cell/>
        </table:table-row>
        <table:table-row table:style-name="ro1">
          <table:table-cell office:value-type="string">
            <text:p>app_queue</text:p>
          </table:table-cell>
          <table:table-cell office:value-type="string">
            <text:p>queue-periodic-announce</text:p>
          </table:table-cell>
          <table:table-cell office:value-type="string">
            <text:p>Các nhân viên của chúng tôi hiện đang bận. Xin quý khách vui lòng chờ trong giây lát. Cuộc điện đàm của quý khách sẽ được nhân viên của chúng tôi trả lời </text:p>
          </table:table-cell>
          <table:table-cell/>
        </table:table-row>
        <table:table-row table:style-name="ro1">
          <table:table-cell office:value-type="string">
            <text:p>app_queue</text:p>
          </table:table-cell>
          <table:table-cell office:value-type="string">
            <text:p>queue-quantity1</text:p>
          </table:table-cell>
          <table:table-cell office:value-type="string">
            <text:p>Hiện có hơn...</text:p>
          </table:table-cell>
          <table:table-cell/>
        </table:table-row>
        <table:table-row table:style-name="ro1">
          <table:table-cell office:value-type="string">
            <text:p>app_queue</text:p>
          </table:table-cell>
          <table:table-cell office:value-type="string">
            <text:p>queue-quantity2</text:p>
          </table:table-cell>
          <table:table-cell office:value-type="string">
            <text:p>...khách hàng đang chờ được trả lời</text:p>
          </table:table-cell>
          <table:table-cell/>
        </table:table-row>
        <table:table-row table:style-name="ro1">
          <table:table-cell office:value-type="string">
            <text:p>app_queue</text:p>
          </table:table-cell>
          <table:table-cell office:value-type="string">
            <text:p>queue-reporthold</text:p>
          </table:table-cell>
          <table:table-cell office:value-type="string">
            <text:p>Thời gian chờ</text:p>
          </table:table-cell>
          <table:table-cell/>
        </table:table-row>
        <table:table-row table:style-name="ro1">
          <table:table-cell office:value-type="string">
            <text:p>app_queue</text:p>
          </table:table-cell>
          <table:table-cell office:value-type="string">
            <text:p>queue-seconds</text:p>
          </table:table-cell>
          <table:table-cell office:value-type="string">
            <text:p>giây</text:p>
          </table:table-cell>
          <table:table-cell/>
        </table:table-row>
        <table:table-row table:style-name="ro1">
          <table:table-cell office:value-type="string">
            <text:p>app_queue</text:p>
          </table:table-cell>
          <table:table-cell office:value-type="string">
            <text:p>queue-thankyou</text:p>
          </table:table-cell>
          <table:table-cell office:value-type="string">
            <text:p>Xin quý khách vui lòng chờ trong giây lát</text:p>
          </table:table-cell>
          <table:table-cell/>
        </table:table-row>
        <table:table-row table:style-name="ro1">
          <table:table-cell office:value-type="string">
            <text:p>app_queue</text:p>
          </table:table-cell>
          <table:table-cell office:value-type="string">
            <text:p>queue-thereare</text:p>
          </table:table-cell>
          <table:table-cell office:value-type="string">
            <text:p>Hiện quý khách là người thứ</text:p>
          </table:table-cell>
          <table:table-cell/>
        </table:table-row>
        <table:table-row table:style-name="ro1">
          <table:table-cell office:value-type="string">
            <text:p>app_queue</text:p>
          </table:table-cell>
          <table:table-cell office:value-type="string">
            <text:p>queue-youarenext</text:p>
          </table:table-cell>
          <table:table-cell office:value-type="string">
            <text:p>Quý khách hiện đang ở đầu hàng đợi, và sẽ được trả lời ngay khi có nhân viên rỗi. </text:p>
          </table:table-cell>
          <table:table-cell/>
        </table:table-row>
        <table:table-row table:style-name="ro1">
          <table:table-cell office:value-type="string">
            <text:p>app_dial</text:p>
          </table:table-cell>
          <table:table-cell office:value-type="string">
            <text:p>screen-callee-options</text:p>
          </table:table-cell>
          <table:table-cell office:value-type="string">
            <text:p>Bạn có các tùy chọn sau</text:p>
          </table:table-cell>
          <table:table-cell office:value-type="string">
            <text:p><text:s/>Dial 1 if you wish to immediately connect to the incoming call. <text:s/>Dial 2 if you wish to send this caller to voicemail. <text:s/>Dial 3 to send this caller to the torture menus. <text:s/>Dial 4 to send this caller to a polite "don't call" menu.</text:p>
          </table:table-cell>
        </table:table-row>
        <table:table-row table:style-name="ro1">
          <table:table-cell office:value-type="string">
            <text:p>core</text:p>
          </table:table-cell>
          <table:table-cell office:value-type="string">
            <text:p>seconds</text:p>
          </table:table-cell>
          <table:table-cell office:value-type="string">
            <text:p>giây</text:p>
          </table:table-cell>
          <table:table-cell/>
        </table:table-row>
        <table:table-row table:style-name="ro1">
          <table:table-cell office:value-type="string">
            <text:p>core</text:p>
          </table:table-cell>
          <table:table-cell office:value-type="string">
            <text:p>ss-noservice</text:p>
          </table:table-cell>
          <table:table-cell office:value-type="string">
            <text:p>Số điện thoại vừa nhập không có trong hệ thống. Xin vui lòng kiểm tra và gọi lại.</text:p>
          </table:table-cell>
          <table:table-cell/>
        </table:table-row>
        <table:table-row table:style-name="ro1">
          <table:table-cell office:value-type="string">
            <text:p>core</text:p>
          </table:table-cell>
          <table:table-cell office:value-type="string">
            <text:p>transfer</text:p>
          </table:table-cell>
          <table:table-cell office:value-type="string">
            <text:p>Xin giữ máy trong khi hệ thống chuyển cuộc gọi.</text:p>
          </table:table-cell>
          <table:table-cell/>
        </table:table-row>
        <table:table-row table:style-name="ro1">
          <table:table-cell office:value-type="string">
            <text:p>app_voicemail</text:p>
          </table:table-cell>
          <table:table-cell office:value-type="string">
            <text:p>vm-advopts</text:p>
          </table:table-cell>
          <table:table-cell office:value-type="string">
            <text:p>Nhấn phím 3 để nghe các thiết lập nâng cao. </text:p>
          </table:table-cell>
          <table:table-cell/>
        </table:table-row>
        <table:table-row table:style-name="ro1">
          <table:table-cell office:value-type="string">
            <text:p>app_voicemail</text:p>
          </table:table-cell>
          <table:table-cell office:value-type="string">
            <text:p>vm-and</text:p>
          </table:table-cell>
          <table:table-cell office:value-type="string">
            <text:p><text:s/>và</text:p>
          </table:table-cell>
          <table:table-cell/>
        </table:table-row>
        <table:table-row table:style-name="ro1">
          <table:table-cell office:value-type="string">
            <text:p>app_voicemail</text:p>
          </table:table-cell>
          <table:table-cell office:value-type="string">
            <text:p>vm-calldiffnum</text:p>
          </table:table-cell>
          <table:table-cell office:value-type="string">
            <text:p>Nhấn phím 2 để nhập số điện thoại khác</text:p>
          </table:table-cell>
          <table:table-cell/>
        </table:table-row>
        <table:table-row table:style-name="ro1">
          <table:table-cell office:value-type="string">
            <text:p>app_voicemail</text:p>
          </table:table-cell>
          <table:table-cell office:value-type="string">
            <text:p>vm-changeto</text:p>
          </table:table-cell>
          <table:table-cell office:value-type="string">
            <text:p>Bạn muốn chuyển sang thư mục nào? </text:p>
          </table:table-cell>
          <table:table-cell/>
        </table:table-row>
        <table:table-row table:style-name="ro1">
          <table:table-cell office:value-type="string">
            <text:p>app_voicemail</text:p>
          </table:table-cell>
          <table:table-cell office:value-type="string">
            <text:p>vm-Cust1</text:p>
          </table:table-cell>
          <table:table-cell office:value-type="string">
            <text:p><text:s/>Thư mục. 5. </text:p>
          </table:table-cell>
          <table:table-cell/>
        </table:table-row>
        <table:table-row table:style-name="ro1">
          <table:table-cell office:value-type="string">
            <text:p>app_voicemail</text:p>
          </table:table-cell>
          <table:table-cell office:value-type="string">
            <text:p>vm-Cust2</text:p>
          </table:table-cell>
          <table:table-cell office:value-type="string">
            <text:p><text:s text:c="2"/>Thư mục. 6</text:p>
          </table:table-cell>
          <table:table-cell/>
        </table:table-row>
        <table:table-row table:style-name="ro1">
          <table:table-cell office:value-type="string">
            <text:p>app_voicemail</text:p>
          </table:table-cell>
          <table:table-cell office:value-type="string">
            <text:p>vm-Cust3</text:p>
          </table:table-cell>
          <table:table-cell office:value-type="string">
            <text:p><text:s text:c="2"/>Thư mục. 7</text:p>
          </table:table-cell>
          <table:table-cell/>
        </table:table-row>
        <table:table-row table:style-name="ro1">
          <table:table-cell office:value-type="string">
            <text:p>app_voicemail</text:p>
          </table:table-cell>
          <table:table-cell office:value-type="string">
            <text:p>vm-Cust4</text:p>
          </table:table-cell>
          <table:table-cell office:value-type="string">
            <text:p><text:s/>Thư mục. 8. </text:p>
          </table:table-cell>
          <table:table-cell/>
        </table:table-row>
        <table:table-row table:style-name="ro1">
          <table:table-cell office:value-type="string">
            <text:p>app_voicemail</text:p>
          </table:table-cell>
          <table:table-cell office:value-type="string">
            <text:p>vm-Cust5</text:p>
          </table:table-cell>
          <table:table-cell office:value-type="string">
            <text:p><text:s/>Thư mục. 9. </text:p>
          </table:table-cell>
          <table:table-cell/>
        </table:table-row>
        <table:table-row table:style-name="ro1">
          <table:table-cell office:value-type="string">
            <text:p>app_voicemail</text:p>
          </table:table-cell>
          <table:table-cell office:value-type="string">
            <text:p>vm-delete</text:p>
          </table:table-cell>
          <table:table-cell office:value-type="string">
            <text:p>Nhấn phím 7 để xóa lời nhắn này. </text:p>
          </table:table-cell>
          <table:table-cell/>
        </table:table-row>
        <table:table-row table:style-name="ro1">
          <table:table-cell office:value-type="string">
            <text:p>app_voicemail</text:p>
          </table:table-cell>
          <table:table-cell office:value-type="string">
            <text:p>vm-deleted</text:p>
          </table:table-cell>
          <table:table-cell office:value-type="string">
            <text:p>Đã xóa lời nhắn</text:p>
          </table:table-cell>
          <table:table-cell/>
        </table:table-row>
        <table:table-row table:style-name="ro1">
          <table:table-cell office:value-type="string">
            <text:p>app_voicemail</text:p>
          </table:table-cell>
          <table:table-cell office:value-type="string">
            <text:p>vm-dialout</text:p>
          </table:table-cell>
          <table:table-cell office:value-type="string">
            <text:p>Cuộc gọi đang được kết nối. Xin vui lòng chờ</text:p>
          </table:table-cell>
          <table:table-cell/>
        </table:table-row>
        <table:table-row table:style-name="ro1">
          <table:table-cell office:value-type="string">
            <text:p>app_voicemail</text:p>
          </table:table-cell>
          <table:table-cell office:value-type="string">
            <text:p>vm-duration</text:p>
          </table:table-cell>
          <table:table-cell office:value-type="string">
            <text:p>Lời nhắn dài...</text:p>
          </table:table-cell>
          <table:table-cell/>
        </table:table-row>
        <table:table-row table:style-name="ro1">
          <table:table-cell office:value-type="string">
            <text:p>app_voicemail</text:p>
          </table:table-cell>
          <table:table-cell office:value-type="string">
            <text:p>vm-enter-num-to-call</text:p>
          </table:table-cell>
          <table:table-cell office:value-type="string">
            <text:p>Xin nhập số điện thoại muốn gọi</text:p>
          </table:table-cell>
          <table:table-cell/>
        </table:table-row>
        <table:table-row table:style-name="ro1">
          <table:table-cell office:value-type="string">
            <text:p>app_voicemail</text:p>
          </table:table-cell>
          <table:table-cell office:value-type="string">
            <text:p>vm-extension</text:p>
          </table:table-cell>
          <table:table-cell office:value-type="string">
            <text:p>số máy nhánh</text:p>
          </table:table-cell>
          <table:table-cell/>
        </table:table-row>
        <table:table-row table:style-name="ro1">
          <table:table-cell office:value-type="string">
            <text:p>app_voicemail</text:p>
          </table:table-cell>
          <table:table-cell office:value-type="string">
            <text:p>vm-Family</text:p>
          </table:table-cell>
          <table:table-cell office:value-type="string">
            <text:p>gia đình</text:p>
          </table:table-cell>
          <table:table-cell/>
        </table:table-row>
        <table:table-row table:style-name="ro1">
          <table:table-cell office:value-type="string">
            <text:p>app_voicemail</text:p>
          </table:table-cell>
          <table:table-cell office:value-type="string">
            <text:p>vm-first</text:p>
          </table:table-cell>
          <table:table-cell office:value-type="string">
            <text:p>đầu tiên</text:p>
          </table:table-cell>
          <table:table-cell/>
        </table:table-row>
        <table:table-row table:style-name="ro1">
          <table:table-cell office:value-type="string">
            <text:p>app_voicemail</text:p>
          </table:table-cell>
          <table:table-cell office:value-type="string">
            <text:p>vm-for</text:p>
          </table:table-cell>
          <table:table-cell office:value-type="string">
            <text:p>để</text:p>
          </table:table-cell>
          <table:table-cell/>
        </table:table-row>
        <table:table-row table:style-name="ro1">
          <table:table-cell office:value-type="string">
            <text:p>app_voicemail</text:p>
          </table:table-cell>
          <table:table-cell office:value-type="string">
            <text:p>vm-forward</text:p>
          </table:table-cell>
          <table:table-cell office:value-type="string">
            <text:p>Nhấn 1 để nhập số máy nhánh, nhấn 2 để tra cứu danh bạ.</text:p>
          </table:table-cell>
          <table:table-cell/>
        </table:table-row>
        <table:table-row table:style-name="ro1">
          <table:table-cell office:value-type="string">
            <text:p>app_voicemail</text:p>
          </table:table-cell>
          <table:table-cell office:value-type="string">
            <text:p>vm-forward-multiple</text:p>
          </table:table-cell>
          <table:table-cell office:value-type="string">
            <text:p>Nhấn 1 để gửi lời nhắn, nhấn 2 để thêm người nhận.</text:p>
          </table:table-cell>
          <table:table-cell/>
        </table:table-row>
        <table:table-row table:style-name="ro1">
          <table:table-cell office:value-type="string">
            <text:p>app_voicemail</text:p>
          </table:table-cell>
          <table:table-cell office:value-type="string">
            <text:p>vm-forwardoptions</text:p>
          </table:table-cell>
          <table:table-cell office:value-type="string">
            <text:p>Nhấn 1 để ghi lời giới thiệu, nhấn 2 để chuyển tiếp không cần lời giới thiệu</text:p>
          </table:table-cell>
          <table:table-cell/>
        </table:table-row>
        <table:table-row table:style-name="ro1">
          <table:table-cell office:value-type="string">
            <text:p>app_voicemail</text:p>
          </table:table-cell>
          <table:table-cell office:value-type="string">
            <text:p>vm-Friends</text:p>
          </table:table-cell>
          <table:table-cell office:value-type="string">
            <text:p>bạn bè</text:p>
          </table:table-cell>
          <table:table-cell/>
        </table:table-row>
        <table:table-row table:style-name="ro1">
          <table:table-cell office:value-type="string">
            <text:p>app_voicemail</text:p>
          </table:table-cell>
          <table:table-cell office:value-type="string">
            <text:p>vm-from</text:p>
          </table:table-cell>
          <table:table-cell office:value-type="string">
            <text:p>từ</text:p>
          </table:table-cell>
          <table:table-cell/>
        </table:table-row>
        <table:table-row table:style-name="ro1">
          <table:table-cell office:value-type="string">
            <text:p>app_voicemail</text:p>
          </table:table-cell>
          <table:table-cell office:value-type="string">
            <text:p>vm-from-extension</text:p>
          </table:table-cell>
          <table:table-cell office:value-type="string">
            <text:p>lời nhắn từ số máy nhánh</text:p>
          </table:table-cell>
          <table:table-cell/>
        </table:table-row>
        <table:table-row table:style-name="ro1">
          <table:table-cell office:value-type="string">
            <text:p>app_voicemail</text:p>
          </table:table-cell>
          <table:table-cell office:value-type="string">
            <text:p>vm-from-phonenumber</text:p>
          </table:table-cell>
          <table:table-cell office:value-type="string">
            <text:p>lời nhắn từ số điện thoại</text:p>
          </table:table-cell>
          <table:table-cell/>
        </table:table-row>
        <table:table-row table:style-name="ro1">
          <table:table-cell office:value-type="string">
            <text:p>app_voicemail</text:p>
          </table:table-cell>
          <table:table-cell office:value-type="string">
            <text:p>vm-goodbye</text:p>
          </table:table-cell>
          <table:table-cell office:value-type="string">
            <text:p>Tạm biệt</text:p>
          </table:table-cell>
          <table:table-cell/>
        </table:table-row>
        <table:table-row table:style-name="ro1">
          <table:table-cell office:value-type="string">
            <text:p>app_voicemail</text:p>
          </table:table-cell>
          <table:table-cell office:value-type="string">
            <text:p>vm-helpexit</text:p>
          </table:table-cell>
          <table:table-cell office:value-type="string">
            <text:p>Nhấn sao để được trợ giúp hoặc nhấn thăng để thoát</text:p>
          </table:table-cell>
          <table:table-cell/>
        </table:table-row>
        <table:table-row table:style-name="ro1">
          <table:table-cell office:value-type="string">
            <text:p>app_voicemail</text:p>
          </table:table-cell>
          <table:table-cell office:value-type="string">
            <text:p>vm-INBOX</text:p>
          </table:table-cell>
          <table:table-cell office:value-type="string">
            <text:p>mới</text:p>
          </table:table-cell>
          <table:table-cell/>
        </table:table-row>
        <table:table-row table:style-name="ro1">
          <table:table-cell office:value-type="string">
            <text:p>app_voicemail</text:p>
          </table:table-cell>
          <table:table-cell office:value-type="string">
            <text:p>vm-incorrect</text:p>
          </table:table-cell>
          <table:table-cell office:value-type="string">
            <text:p>Sai thông tin đăng nhập.</text:p>
          </table:table-cell>
          <table:table-cell/>
        </table:table-row>
        <table:table-row table:style-name="ro1">
          <table:table-cell office:value-type="string">
            <text:p>app_voicemail</text:p>
          </table:table-cell>
          <table:table-cell office:value-type="string">
            <text:p>vm-incorrect-mailbox</text:p>
          </table:table-cell>
          <table:table-cell office:value-type="string">
            <text:p>Sai thông tin đăng nhập. Mời nhập hòm thư.</text:p>
          </table:table-cell>
          <table:table-cell/>
        </table:table-row>
        <table:table-row table:style-name="ro1">
          <table:table-cell office:value-type="string">
            <text:p>app_voicemail</text:p>
          </table:table-cell>
          <table:table-cell office:value-type="string">
            <text:p>vm-instructions</text:p>
          </table:table-cell>
          <table:table-cell office:value-type="string">
            <text:p>Nhấn 1 để nghe lời nhắn. Nhấn thăng để thoát khỏi dịch vụ thư thoại.</text:p>
          </table:table-cell>
          <table:table-cell/>
        </table:table-row>
        <table:table-row table:style-name="ro1">
          <table:table-cell office:value-type="string">
            <text:p>app_voicemail</text:p>
          </table:table-cell>
          <table:table-cell office:value-type="string">
            <text:p>vm-intro</text:p>
          </table:table-cell>
          <table:table-cell office:value-type="string">
            <text:p>Xin để lại lời nhắn sau âm báo. Khi hoàn tất, quý khách có thể cúp máy hoặc nhấn phím thăng.</text:p>
          </table:table-cell>
          <table:table-cell/>
        </table:table-row>
        <table:table-row table:style-name="ro1">
          <table:table-cell office:value-type="string">
            <text:p>app_voicemail</text:p>
          </table:table-cell>
          <table:table-cell office:value-type="string">
            <text:p>vm-invalid-password</text:p>
          </table:table-cell>
          <table:table-cell office:value-type="string">
            <text:p>Mật khẩu không đủ tiêu chuẩn. Xin nhập mật khẩu khác.</text:p>
          </table:table-cell>
          <table:table-cell/>
        </table:table-row>
        <table:table-row table:style-name="ro1">
          <table:table-cell office:value-type="string">
            <text:p>app_voicemail</text:p>
          </table:table-cell>
          <table:table-cell office:value-type="string">
            <text:p>vm-invalidpassword</text:p>
          </table:table-cell>
          <table:table-cell office:value-type="string">
            <text:p>Mật khẩu không hợp lệ. Xin thử lại.</text:p>
          </table:table-cell>
          <table:table-cell/>
        </table:table-row>
        <table:table-row table:style-name="ro1">
          <table:table-cell office:value-type="string">
            <text:p>app_voicemail</text:p>
          </table:table-cell>
          <table:table-cell office:value-type="string">
            <text:p>vm-isonphone</text:p>
          </table:table-cell>
          <table:table-cell office:value-type="string">
            <text:p>đang bận</text:p>
          </table:table-cell>
          <table:table-cell/>
        </table:table-row>
        <table:table-row table:style-name="ro1">
          <table:table-cell office:value-type="string">
            <text:p>app_voicemail</text:p>
          </table:table-cell>
          <table:table-cell office:value-type="string">
            <text:p>vm-isunavail</text:p>
          </table:table-cell>
          <table:table-cell office:value-type="string">
            <text:p>vắng mặt</text:p>
          </table:table-cell>
          <table:table-cell/>
        </table:table-row>
        <table:table-row table:style-name="ro1">
          <table:table-cell office:value-type="string">
            <text:p>app_voicemail</text:p>
          </table:table-cell>
          <table:table-cell office:value-type="string">
            <text:p>vm-last</text:p>
          </table:table-cell>
          <table:table-cell office:value-type="string">
            <text:p>cuối</text:p>
          </table:table-cell>
          <table:table-cell/>
        </table:table-row>
        <table:table-row table:style-name="ro1">
          <table:table-cell office:value-type="string">
            <text:p>app_voicemail</text:p>
          </table:table-cell>
          <table:table-cell office:value-type="string">
            <text:p>vm-leavemsg</text:p>
          </table:table-cell>
          <table:table-cell office:value-type="string">
            <text:p>Nhấn 5 để để lại lời nhắn.</text:p>
          </table:table-cell>
          <table:table-cell/>
        </table:table-row>
        <table:table-row table:style-name="ro1">
          <table:table-cell office:value-type="string">
            <text:p>app_voicemail</text:p>
          </table:table-cell>
          <table:table-cell office:value-type="string">
            <text:p>vm-login</text:p>
          </table:table-cell>
          <table:table-cell office:value-type="string">
            <text:p>Bạn đang truy cập vào dịch vụ thư thoại. Mời nhập hòm thư.</text:p>
          </table:table-cell>
          <table:table-cell/>
        </table:table-row>
        <table:table-row table:style-name="ro1">
          <table:table-cell office:value-type="string">
            <text:p>app_voicemail</text:p>
          </table:table-cell>
          <table:table-cell office:value-type="string">
            <text:p>vm-mailboxfull</text:p>
          </table:table-cell>
          <table:table-cell office:value-type="string">
            <text:p>Rất tiếc, hòm thư quá đầy nên không thể nhận lời nhắn của quý vị được</text:p>
          </table:table-cell>
          <table:table-cell/>
        </table:table-row>
        <table:table-row table:style-name="ro1">
          <table:table-cell office:value-type="string">
            <text:p>app_voicemail</text:p>
          </table:table-cell>
          <table:table-cell office:value-type="string">
            <text:p>vm-marked-nonurgent</text:p>
          </table:table-cell>
          <table:table-cell office:value-type="string">
            <text:p>Bỏ đánh dấu thư khẩn.</text:p>
          </table:table-cell>
          <table:table-cell/>
        </table:table-row>
        <table:table-row table:style-name="ro1">
          <table:table-cell office:value-type="string">
            <text:p>app_voicemail</text:p>
          </table:table-cell>
          <table:table-cell office:value-type="string">
            <text:p>vm-marked-urgent</text:p>
          </table:table-cell>
          <table:table-cell office:value-type="string">
            <text:p>Đã đánh dấu thư khẩn.</text:p>
          </table:table-cell>
          <table:table-cell/>
        </table:table-row>
        <table:table-row table:style-name="ro1">
          <table:table-cell office:value-type="string">
            <text:p>app_voicemail</text:p>
          </table:table-cell>
          <table:table-cell office:value-type="string">
            <text:p>vm-message</text:p>
          </table:table-cell>
          <table:table-cell office:value-type="string">
            <text:p>lời nhắn</text:p>
          </table:table-cell>
          <table:table-cell/>
        </table:table-row>
        <table:table-row table:style-name="ro1">
          <table:table-cell office:value-type="string">
            <text:p>app_voicemail</text:p>
          </table:table-cell>
          <table:table-cell office:value-type="string">
            <text:p>vm-messages</text:p>
          </table:table-cell>
          <table:table-cell office:value-type="string">
            <text:p>lời nhắn</text:p>
          </table:table-cell>
          <table:table-cell/>
        </table:table-row>
        <table:table-row table:style-name="ro1">
          <table:table-cell office:value-type="string">
            <text:p>app_voicemail</text:p>
          </table:table-cell>
          <table:table-cell office:value-type="string">
            <text:p>vm-minutes</text:p>
          </table:table-cell>
          <table:table-cell office:value-type="string">
            <text:p>phút</text:p>
          </table:table-cell>
          <table:table-cell/>
        </table:table-row>
        <table:table-row table:style-name="ro1">
          <table:table-cell office:value-type="string">
            <text:p>app_voicemail</text:p>
          </table:table-cell>
          <table:table-cell office:value-type="string">
            <text:p>vm-mismatch</text:p>
          </table:table-cell>
          <table:table-cell office:value-type="string">
            <text:p><text:s/>Mật khẩu xác nhận không giống mật khẩu ban đầu bạn nhập. Xin vui lòng thử lại. </text:p>
          </table:table-cell>
          <table:table-cell/>
        </table:table-row>
        <table:table-row table:style-name="ro1">
          <table:table-cell office:value-type="string">
            <text:p>app_voicemail</text:p>
          </table:table-cell>
          <table:table-cell office:value-type="string">
            <text:p>vm-msginstruct</text:p>
          </table:table-cell>
          <table:table-cell office:value-type="string">
            <text:p>Nhấn 6 để nghe lời nhắn tiếp theo, nhấn 5 để nghe lại, nhấn 4 để nghe lời nhắn trước, nhấn 0 để khôi phục lời nhắn này, nhấn # để thoát.</text:p>
          </table:table-cell>
          <table:table-cell/>
        </table:table-row>
        <table:table-row table:style-name="ro1">
          <table:table-cell office:value-type="string">
            <text:p>app_voicemail</text:p>
          </table:table-cell>
          <table:table-cell office:value-type="string">
            <text:p>vm-msgsaved</text:p>
          </table:table-cell>
          <table:table-cell office:value-type="string">
            <text:p>Đã lưu lời nhắn</text:p>
          </table:table-cell>
          <table:table-cell/>
        </table:table-row>
        <table:table-row table:style-name="ro1">
          <table:table-cell office:value-type="string">
            <text:p>app_voicemail</text:p>
          </table:table-cell>
          <table:table-cell office:value-type="string">
            <text:p>vm-newpassword</text:p>
          </table:table-cell>
          <table:table-cell office:value-type="string">
            <text:p>Mời nhập mật khẩu, kết thúc bằng phím thăng.</text:p>
          </table:table-cell>
          <table:table-cell/>
        </table:table-row>
        <table:table-row table:style-name="ro1">
          <table:table-cell office:value-type="string">
            <text:p>app_voicemail</text:p>
          </table:table-cell>
          <table:table-cell office:value-type="string">
            <text:p>vm-newuser</text:p>
          </table:table-cell>
          <table:table-cell office:value-type="string">
            <text:p>Chào mừng đến với dịch vụ thư thoại. Trước hết, bạn sẽ phải thiết lập dịch vụ cho mình. </text:p>
          </table:table-cell>
          <table:table-cell/>
        </table:table-row>
        <table:table-row table:style-name="ro1">
          <table:table-cell office:value-type="string">
            <text:p>app_voicemail</text:p>
          </table:table-cell>
          <table:table-cell office:value-type="string">
            <text:p>vm-next</text:p>
          </table:table-cell>
          <table:table-cell office:value-type="string">
            <text:p>Nhấn 6 để nghe lời nhắn tiếp theo.</text:p>
          </table:table-cell>
          <table:table-cell/>
        </table:table-row>
        <table:table-row table:style-name="ro1">
          <table:table-cell office:value-type="string">
            <text:p>app_voicemail</text:p>
          </table:table-cell>
          <table:table-cell office:value-type="string">
            <text:p>vm-no</text:p>
          </table:table-cell>
          <table:table-cell office:value-type="string">
            <text:p>không</text:p>
          </table:table-cell>
          <table:table-cell/>
        </table:table-row>
        <table:table-row table:style-name="ro1">
          <table:table-cell office:value-type="string">
            <text:p>app_voicemail</text:p>
          </table:table-cell>
          <table:table-cell office:value-type="string">
            <text:p>vm-nobodyavail</text:p>
          </table:table-cell>
          <table:table-cell office:value-type="string">
            <text:p>Hiện không ai có mặt để trả lời cuộc gọi của quý khách. </text:p>
          </table:table-cell>
          <table:table-cell/>
        </table:table-row>
        <table:table-row table:style-name="ro1">
          <table:table-cell office:value-type="string">
            <text:p>app_voicemail</text:p>
          </table:table-cell>
          <table:table-cell office:value-type="string">
            <text:p>vm-nobox</text:p>
          </table:table-cell>
          <table:table-cell office:value-type="string">
            <text:p>Không trả lời được lời nhắn này, vì người gửi không có hòm thư thoại.</text:p>
          </table:table-cell>
          <table:table-cell/>
        </table:table-row>
        <table:table-row table:style-name="ro1">
          <table:table-cell office:value-type="string">
            <text:p>app_voicemail</text:p>
          </table:table-cell>
          <table:table-cell office:value-type="string">
            <text:p>vm-nomore</text:p>
          </table:table-cell>
          <table:table-cell office:value-type="string">
            <text:p>Không còn lời nhắn nào khác. </text:p>
          </table:table-cell>
          <table:table-cell/>
        </table:table-row>
        <table:table-row table:style-name="ro1">
          <table:table-cell office:value-type="string">
            <text:p>app_voicemail</text:p>
          </table:table-cell>
          <table:table-cell office:value-type="string">
            <text:p>vm-nonumber</text:p>
          </table:table-cell>
          <table:table-cell office:value-type="string">
            <text:p>Hệ thống không biết ai đã để lại lời nhắn này.</text:p>
          </table:table-cell>
          <table:table-cell/>
        </table:table-row>
        <table:table-row table:style-name="ro1">
          <table:table-cell office:value-type="string">
            <text:p>app_voicemail</text:p>
          </table:table-cell>
          <table:table-cell office:value-type="string">
            <text:p>vm-num-i-have</text:p>
          </table:table-cell>
          <table:table-cell office:value-type="string">
            <text:p>Số điện thoại hệ thống ghi lại được là</text:p>
          </table:table-cell>
          <table:table-cell/>
        </table:table-row>
        <table:table-row table:style-name="ro1">
          <table:table-cell office:value-type="string">
            <text:p>app_voicemail</text:p>
          </table:table-cell>
          <table:table-cell office:value-type="string">
            <text:p>vm-Old</text:p>
          </table:table-cell>
          <table:table-cell office:value-type="string">
            <text:p>cũ</text:p>
          </table:table-cell>
          <table:table-cell/>
        </table:table-row>
        <table:table-row table:style-name="ro1">
          <table:table-cell office:value-type="string">
            <text:p>app_voicemail</text:p>
          </table:table-cell>
          <table:table-cell office:value-type="string">
            <text:p>vm-onefor</text:p>
          </table:table-cell>
          <table:table-cell office:value-type="string">
            <text:p>Nhấn 1 để nghe</text:p>
          </table:table-cell>
          <table:table-cell/>
        </table:table-row>
        <table:table-row table:style-name="ro1">
          <table:table-cell office:value-type="string">
            <text:p>app_voicemail</text:p>
          </table:table-cell>
          <table:table-cell office:value-type="string">
            <text:p>vm-onefor-full</text:p>
          </table:table-cell>
          <table:table-cell office:value-type="string">
            <text:p>Nhấn 1 để nghe</text:p>
          </table:table-cell>
          <table:table-cell/>
        </table:table-row>
        <table:table-row table:style-name="ro1">
          <table:table-cell office:value-type="string">
            <text:p>app_voicemail</text:p>
          </table:table-cell>
          <table:table-cell office:value-type="string">
            <text:p>vm-options</text:p>
          </table:table-cell>
          <table:table-cell office:value-type="string">
            <text:p>Nhấn phím 1 để ghi âm lời chào khi vắng mặt. Nhấn phím 2 để ghi âm lời chào khi bận. Nhấn phím 3 để ghi âm tên bạn. Nhấn phím 4 để ghi âm lời chào tạm thời. Nhấn phím 5 để đổi mật khẩu, hoặc nhấn phím sao để quay trở về menu chính. </text:p>
          </table:table-cell>
          <table:table-cell/>
        </table:table-row>
        <table:table-row table:style-name="ro1">
          <table:table-cell office:value-type="string">
            <text:p>app_voicemail</text:p>
          </table:table-cell>
          <table:table-cell office:value-type="string">
            <text:p>vm-opts</text:p>
          </table:table-cell>
          <table:table-cell office:value-type="string">
            <text:p>Nhấn phím 2 để chuyển sang thư mục khác. Nhấn phím 3 để nghe các thiết lập cao cấp. Nhấn phím 0 để sửa các tùy chọn thư thoại.</text:p>
          </table:table-cell>
          <table:table-cell/>
        </table:table-row>
        <table:table-row table:style-name="ro1">
          <table:table-cell office:value-type="string">
            <text:p>app_voicemail</text:p>
          </table:table-cell>
          <table:table-cell office:value-type="string">
            <text:p>vm-opts-full</text:p>
          </table:table-cell>
          <table:table-cell office:value-type="string">
            <text:p><text:s/>Nhấn 2 để nghe lời nhắn ở thư mục khác, nhấn 3 để gửi lời nhắn tới 1 hòm thư khác, nhấn 0 để ghi âm lời chào hoặc đổi mật khẩu.</text:p>
          </table:table-cell>
          <table:table-cell/>
        </table:table-row>
        <table:table-row table:style-name="ro1">
          <table:table-cell office:value-type="string">
            <text:p>app_voicemail</text:p>
          </table:table-cell>
          <table:table-cell office:value-type="string">
            <text:p>vm-passchanged</text:p>
          </table:table-cell>
          <table:table-cell office:value-type="string">
            <text:p>Mật khẩu đã được cập nhật. </text:p>
          </table:table-cell>
          <table:table-cell/>
        </table:table-row>
        <table:table-row table:style-name="ro1">
          <table:table-cell office:value-type="string">
            <text:p>app_voicemail</text:p>
          </table:table-cell>
          <table:table-cell office:value-type="string">
            <text:p>vm-password</text:p>
          </table:table-cell>
          <table:table-cell office:value-type="string">
            <text:p>Mật khẩu</text:p>
          </table:table-cell>
          <table:table-cell/>
        </table:table-row>
        <table:table-row table:style-name="ro1">
          <table:table-cell office:value-type="string">
            <text:p>app_voicemail</text:p>
          </table:table-cell>
          <table:table-cell office:value-type="string">
            <text:p>vm-press</text:p>
          </table:table-cell>
          <table:table-cell office:value-type="string">
            <text:p>nhấn</text:p>
          </table:table-cell>
          <table:table-cell/>
        </table:table-row>
        <table:table-row table:style-name="ro1">
          <table:table-cell office:value-type="string">
            <text:p>app_voicemail</text:p>
          </table:table-cell>
          <table:table-cell office:value-type="string">
            <text:p>vm-prev</text:p>
          </table:table-cell>
          <table:table-cell office:value-type="string">
            <text:p>Nhấn 4 để nghe lời nhắn trước. </text:p>
          </table:table-cell>
          <table:table-cell/>
        </table:table-row>
        <table:table-row table:style-name="ro1">
          <table:table-cell office:value-type="string">
            <text:p>app_voicemail</text:p>
          </table:table-cell>
          <table:table-cell office:value-type="string">
            <text:p>vm-reachoper</text:p>
          </table:table-cell>
          <table:table-cell office:value-type="string">
            <text:p>Nhấn 0 để gặp lễ tân.</text:p>
          </table:table-cell>
          <table:table-cell/>
        </table:table-row>
        <table:table-row table:style-name="ro1">
          <table:table-cell office:value-type="string">
            <text:p>app_voicemail</text:p>
          </table:table-cell>
          <table:table-cell office:value-type="string">
            <text:p>vm-rec-busy</text:p>
          </table:table-cell>
          <table:table-cell office:value-type="string">
            <text:p>Sau âm báo, mời bạn đọc lời chào khi bận. Nhấn phím thăng khi hoàn tất. </text:p>
          </table:table-cell>
          <table:table-cell/>
        </table:table-row>
        <table:table-row table:style-name="ro1">
          <table:table-cell office:value-type="string">
            <text:p>app_voicemail</text:p>
          </table:table-cell>
          <table:table-cell office:value-type="string">
            <text:p>vm-rec-name</text:p>
          </table:table-cell>
          <table:table-cell office:value-type="string">
            <text:p><text:s/>Sau âm báo, mời bạn đọc tên mình. Nhấn phím thăng khi hoàn tất. </text:p>
          </table:table-cell>
          <table:table-cell/>
        </table:table-row>
        <table:table-row table:style-name="ro1">
          <table:table-cell office:value-type="string">
            <text:p>app_voicemail</text:p>
          </table:table-cell>
          <table:table-cell office:value-type="string">
            <text:p>vm-rec-temp</text:p>
          </table:table-cell>
          <table:table-cell office:value-type="string">
            <text:p>Sau âm báo, mời bạn ghi âm lời chào tạm thời. Nhấn phím thăng khi hoàn tất. </text:p>
          </table:table-cell>
          <table:table-cell/>
        </table:table-row>
        <table:table-row table:style-name="ro1">
          <table:table-cell office:value-type="string">
            <text:p>app_voicemail</text:p>
          </table:table-cell>
          <table:table-cell office:value-type="string">
            <text:p>vm-rec-unv</text:p>
          </table:table-cell>
          <table:table-cell office:value-type="string">
            <text:p>Sau âm báo, mời bạn đọc lời chào khi vắng mặt. Nhấn phím thăng khi hoàn tất. </text:p>
          </table:table-cell>
          <table:table-cell/>
        </table:table-row>
        <table:table-row table:style-name="ro1">
          <table:table-cell office:value-type="string">
            <text:p>app_voicemail</text:p>
          </table:table-cell>
          <table:table-cell office:value-type="string">
            <text:p>vm-received</text:p>
          </table:table-cell>
          <table:table-cell office:value-type="string">
            <text:p>nhận được</text:p>
          </table:table-cell>
          <table:table-cell/>
        </table:table-row>
        <table:table-row table:style-name="ro1">
          <table:table-cell office:value-type="string">
            <text:p>app_voicemail</text:p>
          </table:table-cell>
          <table:table-cell office:value-type="string">
            <text:p>vm-record-prepend</text:p>
          </table:table-cell>
          <table:table-cell office:value-type="string">
            <text:p>Sau âm báo, xin hãy ghi âm lời giới thiệu cho lời nhắn được chuyển tiếp. Nhấn phím thăng khi hoàn tất. </text:p>
          </table:table-cell>
          <table:table-cell/>
        </table:table-row>
        <table:table-row table:style-name="ro1">
          <table:table-cell office:value-type="string">
            <text:p>app_voicemail</text:p>
          </table:table-cell>
          <table:table-cell office:value-type="string">
            <text:p>vm-reenterpassword</text:p>
          </table:table-cell>
          <table:table-cell office:value-type="string">
            <text:p>Mời bạn nhập lại mật khẩu, kết thúc bằng phím thăng</text:p>
          </table:table-cell>
          <table:table-cell/>
        </table:table-row>
        <table:table-row table:style-name="ro1">
          <table:table-cell office:value-type="string">
            <text:p>app_voicemail</text:p>
          </table:table-cell>
          <table:table-cell office:value-type="string">
            <text:p>vm-repeat</text:p>
          </table:table-cell>
          <table:table-cell office:value-type="string">
            <text:p>Nhấn phím 5 để nghe lại lời nhắn này.</text:p>
          </table:table-cell>
          <table:table-cell/>
        </table:table-row>
        <table:table-row table:style-name="ro1">
          <table:table-cell office:value-type="string">
            <text:p>app_voicemail</text:p>
          </table:table-cell>
          <table:table-cell office:value-type="string">
            <text:p>vm-review</text:p>
          </table:table-cell>
          <table:table-cell office:value-type="string">
            <text:p>Nhấn phím 1 để gửi lời nhắn, nhấn phím 2 để nghe lại, hoặc nhấn phím 3 để ghi âm lại lời nhắn này.</text:p>
          </table:table-cell>
          <table:table-cell/>
        </table:table-row>
        <table:table-row table:style-name="ro1">
          <table:table-cell office:value-type="string">
            <text:p>app_voicemail</text:p>
          </table:table-cell>
          <table:table-cell office:value-type="string">
            <text:p>vm-review-nonurgent</text:p>
          </table:table-cell>
          <table:table-cell office:value-type="string">
            <text:p>Nhấn 4 để bỏ đánh dấu thư khẩn cho lời nhắn này.</text:p>
          </table:table-cell>
          <table:table-cell/>
        </table:table-row>
        <table:table-row table:style-name="ro1">
          <table:table-cell office:value-type="string">
            <text:p>app_voicemail</text:p>
          </table:table-cell>
          <table:table-cell office:value-type="string">
            <text:p>vm-review-urgent</text:p>
          </table:table-cell>
          <table:table-cell office:value-type="string">
            <text:p>Nhấn 4 để đánh dấu thư khẩn cho lời nhắn này.</text:p>
          </table:table-cell>
          <table:table-cell/>
        </table:table-row>
        <table:table-row table:style-name="ro1">
          <table:table-cell office:value-type="string">
            <text:p>app_voicemail</text:p>
          </table:table-cell>
          <table:table-cell office:value-type="string">
            <text:p>vm-saved</text:p>
          </table:table-cell>
          <table:table-cell office:value-type="string">
            <text:p>đã lưu</text:p>
          </table:table-cell>
          <table:table-cell/>
        </table:table-row>
        <table:table-row table:style-name="ro1">
          <table:table-cell office:value-type="string">
            <text:p>app_voicemail</text:p>
          </table:table-cell>
          <table:table-cell office:value-type="string">
            <text:p>vm-savedto</text:p>
          </table:table-cell>
          <table:table-cell office:value-type="string">
            <text:p>đã được lưu vào</text:p>
          </table:table-cell>
          <table:table-cell/>
        </table:table-row>
        <table:table-row table:style-name="ro1">
          <table:table-cell office:value-type="string">
            <text:p>app_voicemail</text:p>
          </table:table-cell>
          <table:table-cell office:value-type="string">
            <text:p>vm-savefolder</text:p>
          </table:table-cell>
          <table:table-cell office:value-type="string">
            <text:p>Chọn thư mục bạn muốn lưu lời nhắn. </text:p>
          </table:table-cell>
          <table:table-cell/>
        </table:table-row>
        <table:table-row table:style-name="ro1">
          <table:table-cell office:value-type="string">
            <text:p>app_voicemail</text:p>
          </table:table-cell>
          <table:table-cell office:value-type="string">
            <text:p>vm-savemessage</text:p>
          </table:table-cell>
          <table:table-cell office:value-type="string">
            <text:p>hoặc nhấn 9 để lưu lại lời nhắn này. </text:p>
          </table:table-cell>
          <table:table-cell/>
        </table:table-row>
        <table:table-row table:style-name="ro1">
          <table:table-cell office:value-type="string">
            <text:p>app_voicemail</text:p>
          </table:table-cell>
          <table:table-cell office:value-type="string">
            <text:p>vm-saveoper</text:p>
          </table:table-cell>
          <table:table-cell office:value-type="string">
            <text:p>Nhấn phím 1 để chấp nhận bản ghi âm này. Nếu không, xin quý khách vui lòng giữ máy</text:p>
          </table:table-cell>
          <table:table-cell/>
        </table:table-row>
        <table:table-row table:style-name="ro1">
          <table:table-cell office:value-type="string">
            <text:p>app_voicemail</text:p>
          </table:table-cell>
          <table:table-cell office:value-type="string">
            <text:p>vm-sorry</text:p>
          </table:table-cell>
          <table:table-cell office:value-type="string">
            <text:p>Lựa chọn không hợp lệ.</text:p>
          </table:table-cell>
          <table:table-cell/>
        </table:table-row>
        <table:table-row table:style-name="ro1">
          <table:table-cell office:value-type="string">
            <text:p>app_voicemail</text:p>
          </table:table-cell>
          <table:table-cell office:value-type="string">
            <text:p>vm-star-cancel</text:p>
          </table:table-cell>
          <table:table-cell office:value-type="string">
            <text:p>Nhấn phím sao để huỷ bỏ</text:p>
          </table:table-cell>
          <table:table-cell/>
        </table:table-row>
        <table:table-row table:style-name="ro1">
          <table:table-cell office:value-type="string">
            <text:p>app_voicemail</text:p>
          </table:table-cell>
          <table:table-cell office:value-type="string">
            <text:p>vm-starmain</text:p>
          </table:table-cell>
          <table:table-cell office:value-type="string">
            <text:p>Nhấn phím sao để quay trở về menu chính</text:p>
          </table:table-cell>
          <table:table-cell/>
        </table:table-row>
        <table:table-row table:style-name="ro1">
          <table:table-cell office:value-type="string">
            <text:p>app_voicemail</text:p>
          </table:table-cell>
          <table:table-cell office:value-type="string">
            <text:p>vm-tempgreetactive</text:p>
          </table:table-cell>
          <table:table-cell office:value-type="string">
            <text:p>Lời chào tạm thời của bạn đang được kích hoạt.</text:p>
          </table:table-cell>
          <table:table-cell/>
        </table:table-row>
        <table:table-row table:style-name="ro1">
          <table:table-cell office:value-type="string">
            <text:p>app_voicemail</text:p>
          </table:table-cell>
          <table:table-cell office:value-type="string">
            <text:p>vm-tempgreeting</text:p>
          </table:table-cell>
          <table:table-cell office:value-type="string">
            <text:p>Nhấn phím 1 để ghi âm hoặc phím 2 để xóa lời chào tạm thời.</text:p>
          </table:table-cell>
          <table:table-cell/>
        </table:table-row>
        <table:table-row table:style-name="ro1">
          <table:table-cell office:value-type="string">
            <text:p>app_voicemail</text:p>
          </table:table-cell>
          <table:table-cell office:value-type="string">
            <text:p>vm-tempgreeting2</text:p>
          </table:table-cell>
          <table:table-cell office:value-type="string">
            <text:p>Nhấn phím 1 để ghi âm lời chào tạm thời.</text:p>
          </table:table-cell>
          <table:table-cell/>
        </table:table-row>
        <table:table-row table:style-name="ro1">
          <table:table-cell office:value-type="string">
            <text:p>app_voicemail</text:p>
          </table:table-cell>
          <table:table-cell office:value-type="string">
            <text:p>vm-tempremoved</text:p>
          </table:table-cell>
          <table:table-cell office:value-type="string">
            <text:p>Đã xóa lời chào tạm thời của bạn</text:p>
          </table:table-cell>
          <table:table-cell/>
        </table:table-row>
        <table:table-row table:style-name="ro1">
          <table:table-cell office:value-type="string">
            <text:p>app_voicemail</text:p>
          </table:table-cell>
          <table:table-cell office:value-type="string">
            <text:p>vm-then-pound</text:p>
          </table:table-cell>
          <table:table-cell office:value-type="string">
            <text:p>Sau đó nhấn thăng</text:p>
          </table:table-cell>
          <table:table-cell/>
        </table:table-row>
        <table:table-row table:style-name="ro1">
          <table:table-cell office:value-type="string">
            <text:p>app_voicemail</text:p>
          </table:table-cell>
          <table:table-cell office:value-type="string">
            <text:p>vm-theperson</text:p>
          </table:table-cell>
          <table:table-cell office:value-type="string">
            <text:p><text:s/>Người dùng ở số máy nhánh </text:p>
          </table:table-cell>
          <table:table-cell/>
        </table:table-row>
        <table:table-row table:style-name="ro1">
          <table:table-cell office:value-type="string">
            <text:p>app_voicemail</text:p>
          </table:table-cell>
          <table:table-cell office:value-type="string">
            <text:p>vm-tmpexists</text:p>
          </table:table-cell>
          <table:table-cell office:value-type="string">
            <text:p>đang sử dụng lời chào tạm thời. Các lời chào mặc định sẽ không được đọc.</text:p>
          </table:table-cell>
          <table:table-cell/>
        </table:table-row>
        <table:table-row table:style-name="ro1">
          <table:table-cell office:value-type="string">
            <text:p>app_voicemail</text:p>
          </table:table-cell>
          <table:table-cell office:value-type="string">
            <text:p>vm-tocallback</text:p>
          </table:table-cell>
          <table:table-cell office:value-type="string">
            <text:p>Nhấn phím 2 để gọi cho người gửi lời nhắn này</text:p>
          </table:table-cell>
          <table:table-cell/>
        </table:table-row>
        <table:table-row table:style-name="ro1">
          <table:table-cell office:value-type="string">
            <text:p>app_voicemail</text:p>
          </table:table-cell>
          <table:table-cell office:value-type="string">
            <text:p>vm-tocallnum</text:p>
          </table:table-cell>
          <table:table-cell office:value-type="string">
            <text:p>Nhấn 1 để gọi cho số điện thoại này.</text:p>
          </table:table-cell>
          <table:table-cell/>
        </table:table-row>
        <table:table-row table:style-name="ro1">
          <table:table-cell office:value-type="string">
            <text:p>app_voicemail</text:p>
          </table:table-cell>
          <table:table-cell office:value-type="string">
            <text:p>vm-tocancel</text:p>
          </table:table-cell>
          <table:table-cell office:value-type="string">
            <text:p>hoặc nhấn thăng để huỷ bỏ</text:p>
          </table:table-cell>
          <table:table-cell/>
        </table:table-row>
        <table:table-row table:style-name="ro1">
          <table:table-cell office:value-type="string">
            <text:p>app_voicemail</text:p>
          </table:table-cell>
          <table:table-cell office:value-type="string">
            <text:p>vm-tocancelmsg</text:p>
          </table:table-cell>
          <table:table-cell office:value-type="string">
            <text:p>nhấn sao để huỷ lời nhắn</text:p>
          </table:table-cell>
          <table:table-cell/>
        </table:table-row>
        <table:table-row table:style-name="ro1">
          <table:table-cell office:value-type="string">
            <text:p>app_voicemail</text:p>
          </table:table-cell>
          <table:table-cell office:value-type="string">
            <text:p>vm-toenternumber</text:p>
          </table:table-cell>
          <table:table-cell office:value-type="string">
            <text:p>Nhấn 1 để nhập số điện thoại</text:p>
          </table:table-cell>
          <table:table-cell/>
        </table:table-row>
        <table:table-row table:style-name="ro1">
          <table:table-cell office:value-type="string">
            <text:p>app_voicemail</text:p>
          </table:table-cell>
          <table:table-cell office:value-type="string">
            <text:p>vm-toforward</text:p>
          </table:table-cell>
          <table:table-cell office:value-type="string">
            <text:p>Nhấn 8 để chuyển tiếp lời nhắn cho số máy nhánh khác</text:p>
          </table:table-cell>
          <table:table-cell/>
        </table:table-row>
        <table:table-row table:style-name="ro1">
          <table:table-cell office:value-type="string">
            <text:p>app_voicemail</text:p>
          </table:table-cell>
          <table:table-cell office:value-type="string">
            <text:p>vm-tohearenv</text:p>
          </table:table-cell>
          <table:table-cell office:value-type="string">
            <text:p>Nhấn 3 để nghe thông tin về lời nhắn</text:p>
          </table:table-cell>
          <table:table-cell/>
        </table:table-row>
        <table:table-row table:style-name="ro1">
          <table:table-cell office:value-type="string">
            <text:p>app_voicemail</text:p>
          </table:table-cell>
          <table:table-cell office:value-type="string">
            <text:p>vm-tomakecall</text:p>
          </table:table-cell>
          <table:table-cell office:value-type="string">
            <text:p>Nhấn 4 để gọi ra ngoài</text:p>
          </table:table-cell>
          <table:table-cell/>
        </table:table-row>
        <table:table-row table:style-name="ro1">
          <table:table-cell office:value-type="string">
            <text:p>app_voicemail</text:p>
          </table:table-cell>
          <table:table-cell office:value-type="string">
            <text:p>vm-tooshort</text:p>
          </table:table-cell>
          <table:table-cell office:value-type="string">
            <text:p>lời nhắn của bạn quá ngắn</text:p>
          </table:table-cell>
          <table:table-cell/>
        </table:table-row>
        <table:table-row table:style-name="ro1">
          <table:table-cell office:value-type="string">
            <text:p>app_voicemail</text:p>
          </table:table-cell>
          <table:table-cell office:value-type="string">
            <text:p>vm-toreply</text:p>
          </table:table-cell>
          <table:table-cell office:value-type="string">
            <text:p>Nhấn 1 để trả lời</text:p>
          </table:table-cell>
          <table:table-cell/>
        </table:table-row>
        <table:table-row table:style-name="ro1">
          <table:table-cell office:value-type="string">
            <text:p>app_voicemail</text:p>
          </table:table-cell>
          <table:table-cell office:value-type="string">
            <text:p>vm-torerecord</text:p>
          </table:table-cell>
          <table:table-cell office:value-type="string">
            <text:p>Nhấn 3 để ghi âm lại lần nữa</text:p>
          </table:table-cell>
          <table:table-cell/>
        </table:table-row>
        <table:table-row table:style-name="ro1">
          <table:table-cell office:value-type="string">
            <text:p>app_voicemail</text:p>
          </table:table-cell>
          <table:table-cell office:value-type="string">
            <text:p>vm-undelete</text:p>
          </table:table-cell>
          <table:table-cell office:value-type="string">
            <text:p>Nhấn 7 để khôi phục lời nhắn</text:p>
          </table:table-cell>
          <table:table-cell/>
        </table:table-row>
        <table:table-row table:style-name="ro1">
          <table:table-cell office:value-type="string">
            <text:p>app_voicemail</text:p>
          </table:table-cell>
          <table:table-cell office:value-type="string">
            <text:p>vm-undeleted</text:p>
          </table:table-cell>
          <table:table-cell office:value-type="string">
            <text:p>Đã khôi phục lời nhắn</text:p>
          </table:table-cell>
          <table:table-cell/>
        </table:table-row>
        <table:table-row table:style-name="ro1">
          <table:table-cell office:value-type="string">
            <text:p>app_voicemail</text:p>
          </table:table-cell>
          <table:table-cell office:value-type="string">
            <text:p>vm-unknown-caller</text:p>
          </table:table-cell>
          <table:table-cell office:value-type="string">
            <text:p>không biết ai gửi.</text:p>
          </table:table-cell>
          <table:table-cell/>
        </table:table-row>
        <table:table-row table:style-name="ro1">
          <table:table-cell office:value-type="string">
            <text:p>app_voicemail</text:p>
          </table:table-cell>
          <table:table-cell office:value-type="string">
            <text:p>vm-Urgent</text:p>
          </table:table-cell>
          <table:table-cell office:value-type="string">
            <text:p>thư khẩn</text:p>
          </table:table-cell>
          <table:table-cell/>
        </table:table-row>
        <table:table-row table:style-name="ro1">
          <table:table-cell office:value-type="string">
            <text:p>app_voicemail</text:p>
          </table:table-cell>
          <table:table-cell office:value-type="string">
            <text:p>vm-whichbox</text:p>
          </table:table-cell>
          <table:table-cell office:value-type="string">
            <text:p>Để để lại lời nhắn, xin nhập hòm thư.</text:p>
          </table:table-cell>
          <table:table-cell/>
        </table:table-row>
        <table:table-row table:style-name="ro1">
          <table:table-cell office:value-type="string">
            <text:p>app_voicemail</text:p>
          </table:table-cell>
          <table:table-cell office:value-type="string">
            <text:p>vm-Work</text:p>
          </table:table-cell>
          <table:table-cell office:value-type="string">
            <text:p>công việc</text:p>
          </table:table-cell>
          <table:table-cell/>
        </table:table-row>
        <table:table-row table:style-name="ro1">
          <table:table-cell office:value-type="string">
            <text:p>app_voicemail</text:p>
          </table:table-cell>
          <table:table-cell office:value-type="string">
            <text:p>vm-youhave</text:p>
          </table:table-cell>
          <table:table-cell office:value-type="string">
            <text:p>bạn có</text:p>
          </table:table-cell>
          <table:table-cell/>
        </table:table-row>
      </table:table>
      <table:database-ranges>
        <table:database-range table:target-range-address="Sheet1.A1:Sheet1.IV65536"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face style:name="DejaVu Sans" svg:font-family="'DejaVu Sans'" style:font-family-generic="swiss" style:font-pitch="variable"/>
    <style:font-face style:name="DejaVu Sans1"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DejaVu Sans" fo:language="vi" fo:country="VN" style:font-name-asian="DejaVu Sans2" style:language-asian="zxx" style:country-asian="none" style:font-name-complex="DejaVu Sans2" style:language-complex="zxx" style:country-complex="none"/>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vi" number:country="VN">₫</number:currency-symbol>
    </number:currency-style>
    <number:currency-style style:name="N117">
      <style:text-properties fo:color="#ff0000"/>
      <number:text>-</number:text>
      <number:number number:decimal-places="2" number:min-integer-digits="1" number:grouping="true"/>
      <number:text> </number:text>
      <number:currency-symbol number:language="vi" number:country="VN">₫</number:currency-symbol>
      <style:map style:condition="value()&gt;=0" style:apply-style-name="N117P0"/>
    </number:currency-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 </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 </number:text>
      <number:number number:decimal-places="0" number:min-integer-digits="1" number:grouping="true"/>
      <number:text> </number:text>
    </number:number-style>
    <number:number-style style:name="N132P1" style:volatile="true">
      <number:text> ₪ -</number:text>
      <number:number number:decimal-places="0" number:min-integer-digits="1" number:grouping="true"/>
      <number:text> </number:text>
    </number:number-style>
    <number:number-style style:name="N132P2" style:volatile="true">
      <number:text> ₪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 </number:text>
      <number:number number:decimal-places="2" number:min-integer-digits="1" number:grouping="true"/>
      <number:text> </number:text>
    </number:number-style>
    <number:number-style style:name="N140P1" style:volatile="true">
      <number:text> ₪ -</number:text>
      <number:number number:decimal-places="2" number:min-integer-digits="1" number:grouping="true"/>
      <number:text> </number:text>
    </number:number-style>
    <number:number-style style:name="N140P2" style:volatile="true">
      <number:text> ₪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12-30">12/30/2009</text:date>, <text:time>16:20: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Đình Trung Nguyễn</meta:initial-creator>
    <meta:creation-date>2009-05-07T23:26:54</meta:creation-date>
    <dc:creator>qwell</dc:creator>
    <dc:date>2009-12-30T16:18:58</dc:date>
    <meta:editing-cycles>8</meta:editing-cycles>
    <meta:editing-duration>PT2H38M34S</meta:editing-duration>
    <meta:user-defined meta:name="Info 1"/>
    <meta:user-defined meta:name="Info 2"/>
    <meta:user-defined meta:name="Info 3"/>
    <meta:user-defined meta:name="Info 4"/>
    <meta:document-statistic meta:table-count="1" meta:cell-count="1078"/>
  </office:meta>
</office:document-meta>
</file>